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>
      <style:paragraph-properties fo:margin-top="0cm" fo:margin-bottom="0cm" style:contextual-spacing="false"/>
    </style:style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19">
      <style:paragraph-properties fo:margin-top="0cm" fo:margin-bottom="0cm" style:contextual-spacing="false"/>
    </style:style>
    <style:style style:name="P35" style:family="paragraph" style:parent-style-name="Text_20_body" style:list-style-name="L20"/>
    <style:style style:name="P36" style:family="paragraph" style:parent-style-name="Preformatted_20_Text" style:list-style-name="L20">
      <style:paragraph-properties fo:margin-top="0cm" fo:margin-bottom="0.499cm" style:contextual-spacing="false"/>
    </style:style>
    <style:style style:name="P37" style:family="paragraph" style:parent-style-name="Preformatted_20_Text" style:list-style-name="L20"/>
    <style:style style:name="P38" style:family="paragraph" style:parent-style-name="Text_20_body" style:list-style-name="L21"/>
    <style:style style:name="P39" style:family="paragraph" style:parent-style-name="Preformatted_20_Text" style:list-style-name="L21"/>
    <style:style style:name="P40" style:family="paragraph" style:parent-style-name="Preformatted_20_Text" style:list-style-name="L21">
      <style:paragraph-properties fo:margin-top="0cm" fo:margin-bottom="0.499cm" style:contextual-spacing="false"/>
    </style:style>
    <style:style style:name="P41" style:family="paragraph" style:parent-style-name="Text_20_body" style:list-style-name="L22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Preformatted_20_Text" style:list-style-name="L22"/>
    <style:style style:name="P44" style:family="paragraph" style:parent-style-name="Preformatted_20_Text" style:list-style-name="L22">
      <style:paragraph-properties fo:margin-top="0cm" fo:margin-bottom="0.499cm" style:contextual-spacing="false"/>
    </style:style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a, die Bestimmung der PID-Werte (Proportional-, Integral- und Differential-Anteile) ist entscheidend für die Leistung Ihres Systems. Es gibt mehrere Ansätze, um die Werte sinnvoll zu ermitteln:</text:p>
      <text:p text:style-name="Horizontal_20_Line"/>
      <text:h text:style-name="Heading_20_3" text:outline-level="3"><text:span text:style-name="Strong_20_Emphasis">1. Manuelle Tuning-Methode</text:span></text:h>
      <text:p text:style-name="Text_20_body">Die manuelle Methode ist einfach und eignet sich gut, wenn Sie direkt mit der Hardware arbeiten können.</text:p>
      <text:h text:style-name="Heading_20_4" text:outline-level="4">Schritte:</text:h>
      <text:list text:style-name="L1">
        <text:list-item>
          <text:p text:style-name="P1"><text:span text:style-name="Strong_20_Emphasis">Nur PP-Anteil aktivieren</text:span>:</text:p>
          <text:list>
            <text:list-item>
              <text:p text:style-name="P2">Setzen Sie KI=0K_I = 0 und KD=0K_D = 0. </text:p>
            </text:list-item>
            <text:list-item>
              <text:p text:style-name="P2">Erhöhen Sie KPK_P schrittweise, bis das System anfängt, schnell auf Fehler zu reagieren, aber noch keine starken Oszillationen zeigt. </text:p>
            </text:list-item>
            <text:list-item>
              <text:p text:style-name="P2">Ziel: Schnelle, stabile Reaktion ohne Überschwingen. </text:p>
            </text:list-item>
          </text:list>
        </text:list-item>
        <text:list-item>
          <text:p text:style-name="P1"><text:span text:style-name="Strong_20_Emphasis">II-Anteil hinzufügen</text:span>:</text:p>
          <text:list>
            <text:list-item>
              <text:p text:style-name="P2">Erhöhen Sie KIK_I schrittweise, um systematische Fehler (Offset-Fehler) zu eliminieren. </text:p>
            </text:list-item>
            <text:list-item>
              <text:p text:style-name="P2">Vorsicht: Zu hohe Werte können zu Oszillationen führen. </text:p>
            </text:list-item>
          </text:list>
        </text:list-item>
        <text:list-item>
          <text:p text:style-name="P1"><text:span text:style-name="Strong_20_Emphasis">DD-Anteil hinzufügen</text:span>:</text:p>
          <text:list>
            <text:list-item>
              <text:p text:style-name="P2">Erhöhen Sie KDK_D langsam, um Oszillationen zu dämpfen. </text:p>
            </text:list-item>
            <text:list-item>
              <text:p text:style-name="P1">Ziel: Stabile Regelung mit minimalen Schwankungen. </text:p>
            </text:list-item>
          </text:list>
        </text:list-item>
      </text:list>
      <text:h text:style-name="Heading_20_4" text:outline-level="4">Vorteile:</text:h>
      <text:list text:style-name="L2">
        <text:list-item>
          <text:p text:style-name="P3">Direkt und intuitiv. </text:p>
        </text:list-item>
        <text:list-item>
          <text:p text:style-name="P4">Keine zusätzlichen Werkzeuge erforderlich. </text:p>
        </text:list-item>
      </text:list>
      <text:h text:style-name="Heading_20_4" text:outline-level="4">Nachteile:</text:h>
      <text:list text:style-name="L3">
        <text:list-item>
          <text:p text:style-name="P5">Zeitaufwendig. </text:p>
        </text:list-item>
        <text:list-item>
          <text:p text:style-name="P6">Erfordert Geduld und Erfahrung. </text:p>
        </text:list-item>
      </text:list>
      <text:p text:style-name="Horizontal_20_Line"/>
      <text:h text:style-name="Heading_20_3" text:outline-level="3"><text:span text:style-name="Strong_20_Emphasis">2. Ziegler-Nichols-Methode</text:span></text:h>
      <text:p text:style-name="Text_20_body">Diese Methode ist systematischer und basiert auf der Beobachtung von Oszillationen.</text:p>
      <text:h text:style-name="Heading_20_4" text:outline-level="4">Schritte:</text:h>
      <text:list text:style-name="L4">
        <text:list-item>
          <text:p text:style-name="P7"><text:span text:style-name="Strong_20_Emphasis">Nur PP-Regler verwenden</text:span>:</text:p>
          <text:list>
            <text:list-item>
              <text:p text:style-name="P8">Setzen Sie KI=0K_I = 0 und KD=0K_D = 0. </text:p>
            </text:list-item>
            <text:list-item>
              <text:p text:style-name="P8">Erhöhen Sie KPK_P schrittweise, bis das System beginnt, mit einer konstanten Amplitude zu oszillieren (kritischer Punkt). </text:p>
            </text:list-item>
          </text:list>
        </text:list-item>
        <text:list-item>
          <text:p text:style-name="P7"><text:span text:style-name="Strong_20_Emphasis">Bestimmung des kritischen Wertes</text:span>:</text:p>
          <text:list>
            <text:list-item>
              <text:p text:style-name="P8">Notieren Sie den KPK_P-Wert (KP,kritischK_{P,\text{kritisch}}). </text:p>
            </text:list-item>
            <text:list-item>
              <text:p text:style-name="P8"><text:soft-page-break/>Messen Sie die Periode der Oszillationen (TT). </text:p>
            </text:list-item>
          </text:list>
        </text:list-item>
        <text:list-item>
          <text:p text:style-name="P7"><text:span text:style-name="Strong_20_Emphasis">PID-Werte berechnen</text:span>: Verwenden Sie die folgenden Formeln:</text:p>
          <text:list>
            <text:list-item>
              <text:p text:style-name="P8">KP=0.6⋅KP,kritischK_P = 0.6 \cdot K_{P,\text{kritisch}} </text:p>
            </text:list-item>
            <text:list-item>
              <text:p text:style-name="P8">KI=2⋅KP/TK_I = 2 \cdot K_P / T </text:p>
            </text:list-item>
            <text:list-item>
              <text:p text:style-name="P7">KD=KP⋅T/8K_D = K_P \cdot T / 8 </text:p>
            </text:list-item>
          </text:list>
        </text:list-item>
      </text:list>
      <text:h text:style-name="Heading_20_4" text:outline-level="4">Vorteile:</text:h>
      <text:list text:style-name="L5">
        <text:list-item>
          <text:p text:style-name="P9">Liefert systematische Ergebnisse. </text:p>
        </text:list-item>
        <text:list-item>
          <text:p text:style-name="P10">Gute Ausgangswerte für viele Anwendungen. </text:p>
        </text:list-item>
      </text:list>
      <text:h text:style-name="Heading_20_4" text:outline-level="4">Nachteile:</text:h>
      <text:list text:style-name="L6">
        <text:list-item>
          <text:p text:style-name="P11">Funktioniert nur, wenn das System oszillieren kann. </text:p>
        </text:list-item>
        <text:list-item>
          <text:p text:style-name="P12">Nicht ideal für Systeme mit starker Nichtlinearität. </text:p>
        </text:list-item>
      </text:list>
      <text:p text:style-name="Horizontal_20_Line"/>
      <text:h text:style-name="Heading_20_3" text:outline-level="3"><text:span text:style-name="Strong_20_Emphasis">3. Softwarebasierte Optimierung</text:span></text:h>
      <text:p text:style-name="Text_20_body">Verwenden Sie Softwarewerkzeuge, um PID-Werte zu optimieren. Diese Methode ist besonders nützlich, wenn ein Modell des Systems vorliegt.</text:p>
      <text:h text:style-name="Heading_20_4" text:outline-level="4">Tools:</text:h>
      <text:list text:style-name="L7">
        <text:list-item>
          <text:p text:style-name="P13"><text:span text:style-name="Strong_20_Emphasis">MATLAB/Simulink</text:span>:</text:p>
          <text:list>
            <text:list-item>
              <text:p text:style-name="P14">Verwenden Sie die PID-Tuning-Tools, um Parameter basierend auf einem Simulationsmodell zu berechnen. </text:p>
            </text:list-item>
          </text:list>
        </text:list-item>
        <text:list-item>
          <text:p text:style-name="P13"><text:span text:style-name="Strong_20_Emphasis">Python-Simulationen</text:span>:</text:p>
          <text:list>
            <text:list-item>
              <text:p text:style-name="P14">Simulieren Sie das Verhalten des Systems mit Python-Bibliotheken wie <text:span text:style-name="Source_20_Text">control</text:span> oder <text:span text:style-name="Source_20_Text">scipy</text:span>. </text:p>
            </text:list-item>
            <text:list-item>
              <text:p text:style-name="P14">Beispiel: Nutzen Sie einen Optimierungsalgorithmus (z. B. Gradient Descent), um die Werte zu finden. </text:p>
            </text:list-item>
          </text:list>
        </text:list-item>
        <text:list-item>
          <text:p text:style-name="P13"><text:span text:style-name="Strong_20_Emphasis">Autotuning-Algorithmen</text:span>:</text:p>
          <text:list>
            <text:list-item>
              <text:p text:style-name="P13">Implementieren Sie einen Algorithmus wie Ziegler-Nichols oder genetische Algorithmen, um PID-Werte direkt auf der Hardware zu ermitteln. </text:p>
            </text:list-item>
          </text:list>
        </text:list-item>
      </text:list>
      <text:h text:style-name="Heading_20_4" text:outline-level="4">Vorteile:</text:h>
      <text:list text:style-name="L8">
        <text:list-item>
          <text:p text:style-name="P15">Präzise und flexibel. </text:p>
        </text:list-item>
        <text:list-item>
          <text:p text:style-name="P16">Nützlich für komplexe Systeme. </text:p>
        </text:list-item>
      </text:list>
      <text:h text:style-name="Heading_20_4" text:outline-level="4">Nachteile:</text:h>
      <text:list text:style-name="L9">
        <text:list-item>
          <text:p text:style-name="P17">Erfordert Zeit für die Modellierung oder Implementierung. </text:p>
        </text:list-item>
        <text:list-item>
          <text:p text:style-name="P18">Setzt Kenntnisse in der entsprechenden Software voraus. </text:p>
        </text:list-item>
      </text:list>
      <text:p text:style-name="Horizontal_20_Line"/>
      <text:h text:style-name="Heading_20_3" text:outline-level="3"><text:soft-page-break/><text:span text:style-name="Strong_20_Emphasis">4. Heuristisches Tuning</text:span></text:h>
      <text:p text:style-name="Text_20_body">Nutzen Sie typische Richtwerte basierend auf Ihrem Systemtyp. Für viele Anwendungen existieren bewährte Startwerte, die angepasst werden können.</text:p>
      <text:p text:style-name="Text_20_body">Beispiel für ein Boot:</text:p>
      <text:list text:style-name="L10">
        <text:list-item>
          <text:p text:style-name="P19"><text:span text:style-name="Strong_20_Emphasis">KPK_P</text:span>: 1–5 (hängt von der Trägheit des Boots ab). </text:p>
        </text:list-item>
        <text:list-item>
          <text:p text:style-name="P19"><text:span text:style-name="Strong_20_Emphasis">KIK_I</text:span>: 0.1–1 (für langsame Driftkorrekturen). </text:p>
        </text:list-item>
        <text:list-item>
          <text:p text:style-name="P20"><text:span text:style-name="Strong_20_Emphasis">KDK_D</text:span>: 0.01–0.5 (für schnelle Dämpfung). </text:p>
        </text:list-item>
      </text:list>
      <text:p text:style-name="Horizontal_20_Line"/>
      <text:h text:style-name="Heading_20_3" text:outline-level="3"><text:span text:style-name="Strong_20_Emphasis">5. Datengestützte Optimierung</text:span></text:h>
      <text:p text:style-name="Text_20_body">Erfassen Sie Daten während des Betriebs und optimieren Sie die PID-Werte basierend auf den aufgezeichneten Messdaten.</text:p>
      <text:h text:style-name="Heading_20_4" text:outline-level="4">Vorgehen:</text:h>
      <text:list text:style-name="L11">
        <text:list-item>
          <text:p text:style-name="P21">Sammeln Sie Systemantwortdaten (z. B. Heading vs. Time). </text:p>
        </text:list-item>
        <text:list-item>
          <text:p text:style-name="P21">Analysieren Sie die Daten, um Verzögerung, Trägheit und Dämpfung zu bestimmen. </text:p>
        </text:list-item>
        <text:list-item>
          <text:p text:style-name="P22">Passen Sie die PID-Werte an, um die gewünschte Systemantwort zu erreichen. </text:p>
        </text:list-item>
      </text:list>
      <text:h text:style-name="Heading_20_4" text:outline-level="4">Tools:</text:h>
      <text:list text:style-name="L12">
        <text:list-item>
          <text:p text:style-name="P23">Excel/Google Sheets (für einfache Datenanalysen). </text:p>
        </text:list-item>
        <text:list-item>
          <text:p text:style-name="P24">Python-Tools wie <text:span text:style-name="Source_20_Text">pandas</text:span> und <text:span text:style-name="Source_20_Text">matplotlib</text:span>. </text:p>
        </text:list-item>
      </text:list>
      <text:p text:style-name="Horizontal_20_Line"/>
      <text:h text:style-name="Heading_20_3" text:outline-level="3"><text:span text:style-name="Strong_20_Emphasis">Empfehlung</text:span></text:h>
      <text:p text:style-name="Text_20_body">Starten Sie mit der <text:span text:style-name="Strong_20_Emphasis">manuellen Methode</text:span> oder der <text:span text:style-name="Strong_20_Emphasis">Ziegler-Nichols-Methode</text:span>, um erste Werte zu ermitteln. Verwenden Sie anschließend Simulationen oder Datenerfassung, um die Werte zu optimieren. Der genaue Ansatz hängt von den verfügbaren Ressourcen und der Komplexität Ihres Systems ab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Um den Kalman-Filter in Ihrem Python-Skript zu verbessern und flexibler zu gestalten, könnten folgende Änderungen vorgenommen werden:</text:p>
      <text:h text:style-name="Heading_20_3" text:outline-level="3"><text:soft-page-break/>1. <text:span text:style-name="Strong_20_Emphasis">Parameterisierbare Kalman-Filter-Parameter</text:span></text:h>
      <text:list text:style-name="L13">
        <text:list-item>
          <text:p text:style-name="P25">Der Prozess- und Messrauschparameter (QQ und RR) sollten dynamisch einstellbar sein, um verschiedene Anwendungsfälle zu unterstützen. </text:p>
        </text:list-item>
      </text:list>
      <text:p text:style-name="Text_20_body">Änderungen im <text:span text:style-name="Source_20_Text">KalmanFilter</text:span>:</text:p>
      <text:p text:style-name="Preformatted_20_Text"><text:span text:style-name="Source_20_Text">class KalmanFilter:</text:span></text:p>
      <text:p text:style-name="Preformatted_20_Text"><text:span text:style-name="Source_20_Text"><text:s text:c="4"/>""" Simple 1D Kalman filter for smoothing heading data. """</text:span></text:p>
      <text:p text:style-name="Preformatted_20_Text"/>
      <text:p text:style-name="Preformatted_20_Text"><text:span text:style-name="Source_20_Text"><text:s text:c="4"/>def __init__(self, process_variance=1e-5, measurement_variance=0.1):</text:span></text:p>
      <text:p text:style-name="Preformatted_20_Text"><text:span text:style-name="Source_20_Text"><text:s text:c="8"/>self.process_variance = process_variance</text:span></text:p>
      <text:p text:style-name="Preformatted_20_Text"><text:span text:style-name="Source_20_Text"><text:s text:c="8"/>self.measurement_variance = measurement_variance</text:span></text:p>
      <text:p text:style-name="Preformatted_20_Text"><text:span text:style-name="Source_20_Text"><text:s text:c="8"/>self.estimated_value = 0.0</text:span></text:p>
      <text:p text:style-name="Preformatted_20_Text"><text:span text:style-name="Source_20_Text"><text:s text:c="8"/>self.error_covariance = 1.0</text:span></text:p>
      <text:p text:style-name="Preformatted_20_Text"/>
      <text:p text:style-name="Preformatted_20_Text"><text:span text:style-name="Source_20_Text"><text:s text:c="4"/>def set_parameters(self, process_variance=None, measurement_variance=None):</text:span></text:p>
      <text:p text:style-name="Preformatted_20_Text"><text:span text:style-name="Source_20_Text"><text:s text:c="8"/>""" Dynamically adjust filter parameters. """</text:span></text:p>
      <text:p text:style-name="Preformatted_20_Text"><text:span text:style-name="Source_20_Text"><text:s text:c="8"/>if process_variance is not None:</text:span></text:p>
      <text:p text:style-name="Preformatted_20_Text"><text:span text:style-name="Source_20_Text"><text:s text:c="12"/>self.process_variance = process_variance</text:span></text:p>
      <text:p text:style-name="Preformatted_20_Text"><text:span text:style-name="Source_20_Text"><text:s text:c="8"/>if measurement_variance is not None:</text:span></text:p>
      <text:p text:style-name="Preformatted_20_Text"><text:span text:style-name="Source_20_Text"><text:s text:c="12"/>self.measurement_variance = measurement_variance</text:span></text:p>
      <text:p text:style-name="Preformatted_20_Text"/>
      <text:p text:style-name="Preformatted_20_Text"><text:span text:style-name="Source_20_Text"><text:s text:c="4"/>def update(self, measurement):</text:span></text:p>
      <text:p text:style-name="Preformatted_20_Text"><text:span text:style-name="Source_20_Text"><text:s text:c="8"/># Prediction update</text:span></text:p>
      <text:p text:style-name="Preformatted_20_Text"><text:span text:style-name="Source_20_Text"><text:s text:c="8"/>self.error_covariance += self.process_variance</text:span></text:p>
      <text:p text:style-name="Preformatted_20_Text"/>
      <text:p text:style-name="Preformatted_20_Text"><text:span text:style-name="Source_20_Text"><text:s text:c="8"/># Measurement update</text:span></text:p>
      <text:p text:style-name="Preformatted_20_Text"><text:span text:style-name="Source_20_Text"><text:s text:c="8"/>kalman_gain = self.error_covariance / (</text:span></text:p>
      <text:p text:style-name="Preformatted_20_Text"><text:span text:style-name="Source_20_Text"><text:s text:c="12"/>self.error_covariance + self.measurement_variance</text:span></text:p>
      <text:p text:style-name="Preformatted_20_Text"><text:span text:style-name="Source_20_Text"><text:s text:c="8"/>)</text:span></text:p>
      <text:p text:style-name="Preformatted_20_Text"><text:span text:style-name="Source_20_Text"><text:s text:c="8"/>self.estimated_value += kalman_gain * (measurement - self.estimated_value)</text:span></text:p>
      <text:p text:style-name="Preformatted_20_Text"><text:span text:style-name="Source_20_Text"><text:s text:c="8"/>self.error_covariance *= 1 - kalman_gain</text:span></text:p>
      <text:p text:style-name="Preformatted_20_Text"/>
      <text:p text:style-name="P26"><text:span text:style-name="Source_20_Text"><text:s text:c="8"/>return self.estimated_value</text:span></text:p>
      <text:p text:style-name="Text_20_body">Nun können Sie die Parameter des Filters im Laufe der Zeit anpassen:</text:p>
      <text:p text:style-name="P26"><text:span text:style-name="Source_20_Text">self._kalman_filter.set_parameters(process_variance=1e-4, measurement_variance=0.05)</text:span></text:p>
      <text:p text:style-name="Horizontal_20_Line"/>
      <text:h text:style-name="Heading_20_3" text:outline-level="3">2. <text:span text:style-name="Strong_20_Emphasis">Dynamische Anpassung basierend auf Beobachtungen</text:span></text:h>
      <text:list text:style-name="L14">
        <text:list-item>
          <text:p text:style-name="P27">Um den Filter weniger „gedämpft“ zu machen, können Sie QQ (Prozessrauschen) und RR (Messrauschen) dynamisch anpassen. Beispielsweise könnte RR basierend auf der Standardabweichung der letzten nn Messungen modifiziert werden. </text:p>
        </text:list-item>
      </text:list>
      <text:p text:style-name="Text_20_body">Änderung in der Klasse <text:span text:style-name="Source_20_Text">KalmanFilter</text:span>:</text:p>
      <text:p text:style-name="Preformatted_20_Text"><text:span text:style-name="Source_20_Text">def adapt_measurement_variance(self, recent_measurements):</text:span></text:p>
      <text:p text:style-name="Preformatted_20_Text"><text:span text:style-name="Source_20_Text"><text:s text:c="4"/>""" Adjust measurement variance based on observed noise. """</text:span></text:p>
      <text:p text:style-name="Preformatted_20_Text"><text:span text:style-name="Source_20_Text"><text:s text:c="4"/>if len(recent_measurements) &gt; 1:</text:span></text:p>
      <text:p text:style-name="Preformatted_20_Text"><text:span text:style-name="Source_20_Text"><text:s text:c="8"/>variance = np.var(recent_measurements)</text:span></text:p>
      <text:p text:style-name="P26"><text:span text:style-name="Source_20_Text"><text:s text:c="8"/>self.measurement_variance = max(variance, 1e-6) <text:s/># Avoid zero variance</text:span></text:p>
      <text:p text:style-name="Text_20_body">Integration in <text:span text:style-name="Source_20_Text">update</text:span>-Methode der <text:span text:style-name="Source_20_Text">NavigationUnit</text:span>:</text:p>
      <text:p text:style-name="Preformatted_20_Text"><text:span text:style-name="Source_20_Text">recent_headings = self._perception_unit.get_recent_headings()</text:span></text:p>
      <text:p text:style-name="P26"><text:soft-page-break/><text:span text:style-name="Source_20_Text">self._kalman_filter.adapt_measurement_variance(recent_headings)</text:span></text:p>
      <text:p text:style-name="Horizontal_20_Line"/>
      <text:h text:style-name="Heading_20_3" text:outline-level="3">3. <text:span text:style-name="Strong_20_Emphasis">Initialisierung mit besseren Startwerten</text:span></text:h>
      <text:list text:style-name="L15">
        <text:list-item>
          <text:p text:style-name="P28">Setzen Sie den Startwert des Kalman-Filters auf den ersten beobachteten Wert: </text:p>
        </text:list-item>
      </text:list>
      <text:p text:style-name="Preformatted_20_Text"><text:span text:style-name="Source_20_Text">if self._kalman_filter.estimated_value == 0.0: <text:s/># Uninitialisiert</text:span></text:p>
      <text:p text:style-name="P26"><text:span text:style-name="Source_20_Text"><text:s text:c="4"/>self._kalman_filter.estimated_value = observed_heading</text:span></text:p>
      <text:p text:style-name="Horizontal_20_Line"/>
      <text:h text:style-name="Heading_20_3" text:outline-level="3">4. <text:span text:style-name="Strong_20_Emphasis">Logging und Debugging</text:span></text:h>
      <text:list text:style-name="L16">
        <text:list-item>
          <text:p text:style-name="P29">Erhöhen Sie die Transparenz des Kalman-Filters durch Logging: </text:p>
        </text:list-item>
      </text:list>
      <text:p text:style-name="Preformatted_20_Text"><text:span text:style-name="Source_20_Text">logging.debug(</text:span></text:p>
      <text:p text:style-name="Preformatted_20_Text"><text:span text:style-name="Source_20_Text"><text:s text:c="4"/>"Kalman Update: Measurement=%f, Estimation=%f, Kalman Gain=%f",</text:span></text:p>
      <text:p text:style-name="Preformatted_20_Text"><text:span text:style-name="Source_20_Text"><text:s text:c="4"/>measurement, self.estimated_value, kalman_gain</text:span></text:p>
      <text:p text:style-name="P26"><text:span text:style-name="Source_20_Text">)</text:span></text:p>
      <text:p text:style-name="Horizontal_20_Line"/>
      <text:h text:style-name="Heading_20_3" text:outline-level="3">5. <text:span text:style-name="Strong_20_Emphasis">Testumgebung</text:span></text:h>
      <text:list text:style-name="L17">
        <text:list-item>
          <text:p text:style-name="P30">Testen Sie die Anpassungen mit realistischen und simulierten Daten. Dazu könnten Sie einen Testlauf implementieren: </text:p>
        </text:list-item>
      </text:list>
      <text:p text:style-name="Preformatted_20_Text"><text:span text:style-name="Source_20_Text">if __name__ == "__main__":</text:span></text:p>
      <text:p text:style-name="Preformatted_20_Text"><text:span text:style-name="Source_20_Text"><text:s text:c="4"/>kf = KalmanFilter()</text:span></text:p>
      <text:p text:style-name="Preformatted_20_Text"><text:span text:style-name="Source_20_Text"><text:s text:c="4"/>measurements = [10, 12, 13, 12, 14, 13]</text:span></text:p>
      <text:p text:style-name="Preformatted_20_Text"><text:span text:style-name="Source_20_Text"><text:s text:c="4"/>for measurement in measurements:</text:span></text:p>
      <text:p text:style-name="P26"><text:span text:style-name="Source_20_Text"><text:s text:c="8"/>print(f"Measurement: {measurement}, Filtered: {kf.update(measurement)}")</text:span></text:p>
      <text:p text:style-name="Horizontal_20_Line"/>
      <text:h text:style-name="Heading_20_3" text:outline-level="3">Zusammenfassung</text:h>
      <text:list text:style-name="L18">
        <text:list-item>
          <text:p text:style-name="P31"><text:span text:style-name="Strong_20_Emphasis">Flexible Parameteranpassung:</text:span> Ermöglicht Anpassungen an die Umgebung. </text:p>
        </text:list-item>
        <text:list-item>
          <text:p text:style-name="P31"><text:span text:style-name="Strong_20_Emphasis">Dynamische Variabilität:</text:span> Passen Sie RR und QQ basierend auf Messrauschen oder Umgebungsbedingungen an. </text:p>
        </text:list-item>
        <text:list-item>
          <text:p text:style-name="P31"><text:span text:style-name="Strong_20_Emphasis">Transparenz:</text:span> Fügen Sie aussagekräftige Logs für Debugging hinzu. </text:p>
        </text:list-item>
        <text:list-item>
          <text:p text:style-name="P32"><text:span text:style-name="Strong_20_Emphasis">Testbarkeit:</text:span> Implementieren Sie einfache Tests für Filtereingaben und -ausgaben. </text:p>
        </text:list-item>
      </text:list>
      <text:p text:style-name="Text_20_body">Falls Sie weitere Unterstützung benötigen, wie z. B. spezifische Tests oder Analysen, lassen Sie es mich wissen!</text:p>
      <text:p text:style-name="Standard"/>
      <text:p text:style-name="Text_20_body">Der Code liest UDP-Datensätze aus und verarbeitet den <text:span text:style-name="Source_20_Text">$ECRMB</text:span>-Datensatz. Um auch den <text:span text:style-name="Source_20_Text">$RMC</text:span>-Datensatz zu verarbeiten und die Geschwindigkeit (<text:span text:style-name="Source_20_Text">speed</text:span>) korrekt zu extrahieren, können wir den Code erweitern, sodass er beide Datensätze parallel verarbeitet. Dabei könnte <text:span text:style-name="Source_20_Text">$ECRMB</text:span> weiterhin für Kurs (<text:span text:style-name="Source_20_Text">KPK</text:span>) und Distanz (<text:span text:style-name="Source_20_Text">Dist</text:span>) verwendet werden, während <text:span text:style-name="Source_20_Text">$RMC</text:span> für die Geschwindigkeit genutzt wird.</text:p>
      <text:p text:style-name="Text_20_body">Hier ist eine überarbeitete Version des Codes:</text:p>
      <text:p text:style-name="Preformatted_20_Text"><text:soft-page-break/><text:span text:style-name="Source_20_Text">import socket</text:span></text:p>
      <text:p text:style-name="Preformatted_20_Text"><text:span text:style-name="Source_20_Text">import logging</text:span></text:p>
      <text:p text:style-name="Preformatted_20_Text"/>
      <text:p text:style-name="Preformatted_20_Text"><text:span text:style-name="Source_20_Text"># Set default socket timeout</text:span></text:p>
      <text:p text:style-name="Preformatted_20_Text"><text:span text:style-name="Source_20_Text">socket.setdefaulttimeout(20)</text:span></text:p>
      <text:p text:style-name="Preformatted_20_Text"/>
      <text:p text:style-name="Preformatted_20_Text"><text:span text:style-name="Source_20_Text"># Initialisiere das Logging</text:span></text:p>
      <text:p text:style-name="Preformatted_20_Text"><text:span text:style-name="Source_20_Text">logging.basicConfig(level=logging.DEBUG)</text:span></text:p>
      <text:p text:style-name="Preformatted_20_Text"/>
      <text:p text:style-name="Preformatted_20_Text"><text:span text:style-name="Source_20_Text">class OPENCPN_Sensor:</text:span></text:p>
      <text:p text:style-name="Preformatted_20_Text"/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oldheading = 0.0</text:span></text:p>
      <text:p text:style-name="Preformatted_20_Text"><text:span text:style-name="Source_20_Text"><text:s text:c="8"/>self.debug = True <text:s text:c="7"/></text:span></text:p>
      <text:p text:style-name="Preformatted_20_Text"><text:span text:style-name="Source_20_Text"><text:s text:c="8"/># Initialisieren des Sockets</text:span></text:p>
      <text:p text:style-name="Preformatted_20_Text"><text:span text:style-name="Source_20_Text"><text:s text:c="8"/>self.sock = socket.socket(socket.AF_INET, socket.SOCK_DGRAM)</text:span></text:p>
      <text:p text:style-name="Preformatted_20_Text"><text:span text:style-name="Source_20_Text"><text:s text:c="8"/>self.sock.setsockopt(socket.SOL_SOCKET, socket.SO_REUSEADDR, 1)</text:span></text:p>
      <text:p text:style-name="Preformatted_20_Text"><text:span text:style-name="Source_20_Text"><text:s text:c="8"/>self.sock.bind(('0.0.0.0', 10110))</text:span></text:p>
      <text:p text:style-name="Preformatted_20_Text"/>
      <text:p text:style-name="Preformatted_20_Text"><text:span text:style-name="Source_20_Text"><text:s text:c="8"/># Variablen für die Sensorwerte</text:span></text:p>
      <text:p text:style-name="Preformatted_20_Text"><text:span text:style-name="Source_20_Text"><text:s text:c="8"/>self.oldKPK = 0</text:span></text:p>
      <text:p text:style-name="Preformatted_20_Text"><text:span text:style-name="Source_20_Text"><text:s text:c="8"/>self.oldDist = 0</text:span></text:p>
      <text:p text:style-name="Preformatted_20_Text"><text:span text:style-name="Source_20_Text"><text:s text:c="8"/>self.oldspeed = 0</text:span></text:p>
      <text:p text:style-name="Preformatted_20_Text"/>
      <text:p text:style-name="Preformatted_20_Text"><text:span text:style-name="Source_20_Text"><text:s text:c="4"/>def read_sensor(self):</text:span></text:p>
      <text:p text:style-name="Preformatted_20_Text"><text:span text:style-name="Source_20_Text"><text:s text:c="8"/>""" Liest die Sensordaten vom Socket und verarbeitet sie. """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# Empfange Daten vom Socket (maximal 1024 Bytes)</text:span></text:p>
      <text:p text:style-name="Preformatted_20_Text"><text:span text:style-name="Source_20_Text"><text:s text:c="12"/>data, addr = self.sock.recvfrom(1024)</text:span></text:p>
      <text:p text:style-name="Preformatted_20_Text"><text:span text:style-name="Source_20_Text"><text:s text:c="12"/>datalist = data.decode('utf-8').split(',')</text:span></text:p>
      <text:p text:style-name="Preformatted_20_Text"/>
      <text:p text:style-name="Preformatted_20_Text"><text:span text:style-name="Source_20_Text"><text:s text:c="12"/># Überprüfen, um welchen Datensatz es sich handelt</text:span></text:p>
      <text:p text:style-name="Preformatted_20_Text"><text:span text:style-name="Source_20_Text"><text:s text:c="12"/>if datalist[0] == "$ECRMB":</text:span></text:p>
      <text:p text:style-name="Preformatted_20_Text"><text:span text:style-name="Source_20_Text"><text:s text:c="16"/># Verarbeiten des ECRMB-Datensatzes</text:span></text:p>
      <text:p text:style-name="Preformatted_20_Text"><text:span text:style-name="Source_20_Text"><text:s text:c="16"/>try:</text:span></text:p>
      <text:p text:style-name="Preformatted_20_Text"><text:span text:style-name="Source_20_Text"><text:s text:c="20"/>KPK = float(datalist[11])</text:span></text:p>
      <text:p text:style-name="Preformatted_20_Text"><text:span text:style-name="Source_20_Text"><text:s text:c="20"/>Dist = float(datalist[10])</text:span></text:p>
      <text:p text:style-name="Preformatted_20_Text"><text:span text:style-name="Source_20_Text"><text:s text:c="16"/>except ValueError:</text:span></text:p>
      <text:p text:style-name="Preformatted_20_Text"><text:span text:style-name="Source_20_Text"><text:s text:c="20"/>KPK = self.oldKPK</text:span></text:p>
      <text:p text:style-name="Preformatted_20_Text"><text:span text:style-name="Source_20_Text"><text:s text:c="20"/>Dist = self.oldDist</text:span></text:p>
      <text:p text:style-name="Preformatted_20_Text"><text:span text:style-name="Source_20_Text"><text:s text:c="16"/>speed = self.oldspeed <text:s/># Geschwindigkeit bleibt unverändert</text:span></text:p>
      <text:p text:style-name="Preformatted_20_Text"/>
      <text:p text:style-name="Preformatted_20_Text"><text:span text:style-name="Source_20_Text"><text:s text:c="16"/># Speichern der aktuellen Werte</text:span></text:p>
      <text:p text:style-name="Preformatted_20_Text"><text:span text:style-name="Source_20_Text"><text:s text:c="16"/>self.oldKPK = KPK</text:span></text:p>
      <text:p text:style-name="Preformatted_20_Text"><text:span text:style-name="Source_20_Text"><text:s text:c="16"/>self.oldDist = Dist</text:span></text:p>
      <text:p text:style-name="Preformatted_20_Text"/>
      <text:p text:style-name="Preformatted_20_Text"><text:span text:style-name="Source_20_Text"><text:s text:c="12"/>elif datalist[0] == "$RMC":</text:span></text:p>
      <text:p text:style-name="Preformatted_20_Text"><text:span text:style-name="Source_20_Text"><text:s text:c="16"/># Verarbeiten des RMC-Datensatzes</text:span></text:p>
      <text:p text:style-name="Preformatted_20_Text"><text:span text:style-name="Source_20_Text"><text:s text:c="16"/>try:</text:span></text:p>
      <text:p text:style-name="Preformatted_20_Text"><text:span text:style-name="Source_20_Text"><text:s text:c="20"/>speed = float(datalist[7]) <text:s/># Knoten </text:span></text:p>
      <text:p text:style-name="Preformatted_20_Text"><text:span text:style-name="Source_20_Text"><text:s text:c="16"/>except ValueError:</text:span></text:p>
      <text:p text:style-name="Preformatted_20_Text"><text:span text:style-name="Source_20_Text"><text:s text:c="20"/>speed = self.oldspeed</text:span></text:p>
      <text:p text:style-name="Preformatted_20_Text"><text:span text:style-name="Source_20_Text"><text:s text:c="16"/>KPK = self.oldKPK <text:s/># Kurs bleibt unverändert</text:span></text:p>
      <text:p text:style-name="Preformatted_20_Text"><text:span text:style-name="Source_20_Text"><text:s text:c="16"/>Dist = self.oldDist <text:s/># Distanz bleibt unverändert</text:span></text:p>
      <text:p text:style-name="Preformatted_20_Text"/>
      <text:p text:style-name="Preformatted_20_Text"><text:span text:style-name="Source_20_Text"><text:s text:c="16"/># Speichern der aktuellen Geschwindigkeit</text:span></text:p>
      <text:p text:style-name="Preformatted_20_Text"><text:span text:style-name="Source_20_Text"><text:s text:c="16"/>self.oldspeed = speed</text:span></text:p>
      <text:p text:style-name="Preformatted_20_Text"/>
      <text:p text:style-name="Preformatted_20_Text"><text:span text:style-name="Source_20_Text"><text:s text:c="12"/>else:</text:span></text:p>
      <text:p text:style-name="Preformatted_20_Text"><text:span text:style-name="Source_20_Text"><text:s text:c="16"/># Rückgabe der alten Werte, falls kein erwarteter Datensatz vorliegt</text:span></text:p>
      <text:p text:style-name="Preformatted_20_Text"><text:span text:style-name="Source_20_Text"><text:s text:c="16"/>KPK = self.oldKPK</text:span></text:p>
      <text:p text:style-name="Preformatted_20_Text"><text:span text:style-name="Source_20_Text"><text:s text:c="16"/>Dist = self.oldDist</text:span></text:p>
      <text:p text:style-name="Preformatted_20_Text"><text:span text:style-name="Source_20_Text"><text:s text:c="16"/>speed = self.oldspeed</text:span></text:p>
      <text:p text:style-name="Preformatted_20_Text"><text:soft-page-break/></text:p>
      <text:p text:style-name="Preformatted_20_Text"><text:span text:style-name="Source_20_Text"><text:s text:c="12"/># Debugging-Ausgabe</text:span></text:p>
      <text:p text:style-name="Preformatted_20_Text"><text:span text:style-name="Source_20_Text"><text:s text:c="12"/>if self.debug:</text:span></text:p>
      <text:p text:style-name="Preformatted_20_Text"><text:span text:style-name="Source_20_Text"><text:s text:c="16"/>logging.debug("SENSOR:\tOPENCPN\tKPK: %f, Dist: %f, Speed: %f", KPK, Dist, speed)</text:span></text:p>
      <text:p text:style-name="Preformatted_20_Text"/>
      <text:p text:style-name="Preformatted_20_Text"><text:span text:style-name="Source_20_Text"><text:s text:c="12"/>return KPK, Dist, speed</text:span></text:p>
      <text:p text:style-name="Preformatted_20_Text"/>
      <text:p text:style-name="Preformatted_20_Text"><text:span text:style-name="Source_20_Text"><text:s text:c="8"/>except socket.timeout:</text:span></text:p>
      <text:p text:style-name="Preformatted_20_Text"><text:span text:style-name="Source_20_Text"><text:s text:c="12"/>logging.warning("SENSOR:\tOPENCPN\tTimeout beim Empfangen der Daten.")</text:span></text:p>
      <text:p text:style-name="Preformatted_20_Text"><text:span text:style-name="Source_20_Text"><text:s text:c="12"/>return self.oldKPK, self.oldDist, self.oldspeed</text:span></text:p>
      <text:p text:style-name="Preformatted_20_Text"><text:span text:style-name="Source_20_Text"><text:s text:c="8"/>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logging.error("SENSOR:\tOPENCPN\tUnbekannter Fehler: %s", str(e))</text:span></text:p>
      <text:p text:style-name="Preformatted_20_Text"><text:span text:style-name="Source_20_Text"><text:s text:c="12"/>return self.oldKPK, self.oldDist, self.oldspeed</text:span></text:p>
      <text:p text:style-name="Preformatted_20_Text"/>
      <text:p text:style-name="Preformatted_20_Text"><text:span text:style-name="Source_20_Text"><text:s text:c="4"/>def close_socket(self):</text:span></text:p>
      <text:p text:style-name="Preformatted_20_Text"><text:span text:style-name="Source_20_Text"><text:s text:c="8"/>""" Stellt sicher, dass der Socket geschlossen wird, wenn er nicht mehr benötigt wird. """</text:span></text:p>
      <text:p text:style-name="Preformatted_20_Text"><text:span text:style-name="Source_20_Text"><text:s text:c="8"/>if self.sock:</text:span></text:p>
      <text:p text:style-name="Preformatted_20_Text"><text:span text:style-name="Source_20_Text"><text:s text:c="12"/>self.sock.close()</text:span></text:p>
      <text:p text:style-name="Preformatted_20_Text"/>
      <text:p text:style-name="Preformatted_20_Text"><text:span text:style-name="Source_20_Text"># Beispiel zum Testen der Sensor-Klasse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sensor = OPENCPN_Sensor()</text:span></text:p>
      <text:p text:style-name="Preformatted_20_Text"/>
      <text:p text:style-name="Preformatted_20_Text"><text:span text:style-name="Source_20_Text"><text:s text:c="4"/>try:</text:span></text:p>
      <text:p text:style-name="Preformatted_20_Text"><text:span text:style-name="Source_20_Text"><text:s text:c="8"/># Simuliere das Lesen von Sensordaten</text:span></text:p>
      <text:p text:style-name="Preformatted_20_Text"><text:span text:style-name="Source_20_Text"><text:s text:c="8"/>while True:</text:span></text:p>
      <text:p text:style-name="Preformatted_20_Text"><text:span text:style-name="Source_20_Text"><text:s text:c="12"/>KPK, Dist, speed = sensor.read_sensor()</text:span></text:p>
      <text:p text:style-name="Preformatted_20_Text"><text:span text:style-name="Source_20_Text"><text:s text:c="12"/>print(f"Aktueller KPK-Wert: {KPK}")</text:span></text:p>
      <text:p text:style-name="Preformatted_20_Text"><text:span text:style-name="Source_20_Text"><text:s text:c="12"/>print(f"Aktuelle Distanz: {Dist}")</text:span></text:p>
      <text:p text:style-name="Preformatted_20_Text"><text:span text:style-name="Source_20_Text"><text:s text:c="12"/>print(f"Aktuelle Geschwindigkeit: {speed}")</text:span></text:p>
      <text:p text:style-name="Preformatted_20_Text"><text:span text:style-name="Source_20_Text"><text:s text:c="4"/>finally:</text:span></text:p>
      <text:p text:style-name="Preformatted_20_Text"><text:span text:style-name="Source_20_Text"><text:s text:c="8"/># Stelle sicher, dass der Socket geschlossen wird, wenn das Programm beendet wird.</text:span></text:p>
      <text:p text:style-name="P26"><text:span text:style-name="Source_20_Text"><text:s text:c="8"/>sensor.close_socket()</text:span></text:p>
      <text:h text:style-name="Heading_20_3" text:outline-level="3">Änderungen:</text:h>
      <text:list text:style-name="L19">
        <text:list-item>
          <text:p text:style-name="P33"><text:span text:style-name="Source_20_Text">$RMC</text:span> wird erkannt und verarbeitet:</text:p>
          <text:list>
            <text:list-item>
              <text:p text:style-name="P34">Die Geschwindigkeit (<text:span text:style-name="Source_20_Text">speed</text:span>) wird aus der Position <text:span text:style-name="Source_20_Text">datalist[7]</text:span> entnommen und von Knoten in km/h umgerechnet (1 Knoten = 1.852 km/h). </text:p>
            </text:list-item>
          </text:list>
        </text:list-item>
        <text:list-item>
          <text:p text:style-name="P33"><text:span text:style-name="Source_20_Text">$ECRMB</text:span> bleibt verantwortlich für <text:span text:style-name="Source_20_Text">KPK</text:span> und <text:span text:style-name="Source_20_Text">Dist</text:span>.</text:p>
        </text:list-item>
        <text:list-item>
          <text:p text:style-name="P33">Fehler bei der Umwandlung von Werten (z. B. wenn ein Feld leer ist) werden abgefangen.</text:p>
        </text:list-item>
        <text:list-item>
          <text:p text:style-name="P33">Die alten Werte werden zurückgegeben, wenn kein passender Datensatz empfangen wurde.</text:p>
        </text:list-item>
      </text:list>
      <text:p text:style-name="Text_20_body">Mit diesem Ansatz liest der Code beide Datensätze und aktualisiert jeweils nur die relevanten Werte.</text:p>
      <text:p text:style-name="Text_20_body"/>
      <text:p text:style-name="Text_20_body">Der Fehler zeigt, dass der <text:span text:style-name="Source_20_Text">speed</text:span>-Parameter, der an die Methode <text:span text:style-name="Source_20_Text">control_ruder</text:span> übergeben wird, kein numerischer Wert ist, sondern eine Methode (<text:span text:style-name="Source_20_Text">&lt;bound method ...&gt;</text:span>). Der Vergleich <text:span text:style-name="Source_20_Text">if speed &lt;= 0</text:span> führt daher zu einem <text:span text:style-name="Source_20_Text">TypeError</text:span>, weil <text:span text:style-name="Source_20_Text">speed</text:span> kein Integer oder Float ist.</text:p>
      <text:h text:style-name="Heading_20_3" text:outline-level="3"><text:soft-page-break/>Ursache</text:h>
      <text:p text:style-name="Text_20_body">Die Variable <text:span text:style-name="Source_20_Text">speed</text:span> wird vermutlich falsch übergeben. In deinem Code wird <text:span text:style-name="Source_20_Text">speed</text:span> durch <text:span text:style-name="Source_20_Text">self._perception_unit.observed_speed</text:span> zugewiesen, aber <text:span text:style-name="Source_20_Text">observed_speed</text:span> ist anscheinend eine Methode und keine Eigenschaft. Daher solltest du sicherstellen, dass <text:span text:style-name="Source_20_Text">observed_speed</text:span> korrekt aufgerufen wird, um einen Wert zurückzugeben.</text:p>
      <text:h text:style-name="Heading_20_3" text:outline-level="3">Lösung</text:h>
      <text:list text:style-name="L20">
        <text:list-item>
          <text:p text:style-name="P35"><text:span text:style-name="Strong_20_Emphasis"><text:span text:style-name="Source_20_Text">observed_speed</text:span></text:span><text:span text:style-name="Strong_20_Emphasis"> korrekt aufrufen:</text:span><text:line-break/>Überprüfe, ob <text:span text:style-name="Source_20_Text">observed_speed</text:span> eine Methode ist. Wenn ja, füge Klammern hinzu, um die Methode auszuführen und den Rückgabewert zu erhalten.</text:p>
          <text:p text:style-name="P36"><text:span text:style-name="Source_20_Text">speed = self._perception_unit.observed_speed()</text:span></text:p>
        </text:list-item>
        <text:list-item>
          <text:p text:style-name="P35"><text:span text:style-name="Strong_20_Emphasis">Debugging hinzufügen:</text:span><text:line-break/>Füge Debugging-Ausgaben hinzu, um sicherzustellen, dass <text:span text:style-name="Source_20_Text">speed</text:span> den erwarteten Wert hat.</text:p>
        </text:list-item>
        <text:list-item>
          <text:p text:style-name="P35"><text:span text:style-name="Strong_20_Emphasis">Test-Wert setzen:</text:span><text:line-break/>Für einen Test kannst du sicherstellen, dass <text:span text:style-name="Source_20_Text">speed</text:span> auf einen Wert größer als 0 gesetzt wird, entweder durch Simulation in <text:span text:style-name="Source_20_Text">Perception_Unit</text:span> oder direkt in der <text:span text:style-name="Source_20_Text">update</text:span>-Methode von <text:span text:style-name="Source_20_Text">NavigationUnit</text:span>.</text:p>
          <text:p text:style-name="P37"><text:span text:style-name="Source_20_Text">speed = self._perception_unit.observed_speed()</text:span></text:p>
          <text:p text:style-name="P37"><text:span text:style-name="Source_20_Text">if speed is None or speed &lt;= 0:</text:span></text:p>
          <text:p text:style-name="P36"><text:span text:style-name="Source_20_Text"><text:s text:c="4"/>speed = 1.0 <text:s/># Setze einen Standardwert für Tests</text:span></text:p>
        </text:list-item>
      </text:list>
      <text:h text:style-name="Heading_20_3" text:outline-level="3">Angepasste <text:span text:style-name="Source_20_Text">update</text:span>-Methode</text:h>
      <text:p text:style-name="Text_20_body">Hier ist die angepasste <text:span text:style-name="Source_20_Text">update</text:span>-Methode in der Klasse <text:span text:style-name="Source_20_Text">NavigationUnit</text:span>:</text:p>
      <text:p text:style-name="Preformatted_20_Text"><text:span text:style-name="Source_20_Text">def update(self):</text:span></text:p>
      <text:p text:style-name="Preformatted_20_Text"><text:span text:style-name="Source_20_Text"><text:s text:c="4"/>""" Update drive output for new observations. """</text:span></text:p>
      <text:p text:style-name="Preformatted_20_Text"><text:span text:style-name="Source_20_Text"><text:s text:c="4"/>if not self._enabled:</text:span></text:p>
      <text:p text:style-name="Preformatted_20_Text"><text:span text:style-name="Source_20_Text"><text:s text:c="8"/>return</text:span></text:p>
      <text:p text:style-name="Preformatted_20_Text"/>
      <text:p text:style-name="Preformatted_20_Text"><text:span text:style-name="Source_20_Text"><text:s text:c="4"/># Sensor readings</text:span></text:p>
      <text:p text:style-name="Preformatted_20_Text"><text:span text:style-name="Source_20_Text"><text:s text:c="4"/>observed_heading = self._perception_unit.observed_heading</text:span></text:p>
      <text:p text:style-name="Preformatted_20_Text"><text:span text:style-name="Source_20_Text"><text:s text:c="4"/>desired_heading = self._perception_unit.observed_navigation</text:span></text:p>
      <text:p text:style-name="Preformatted_20_Text"><text:span text:style-name="Source_20_Text"><text:s text:c="4"/>speed = self._perception_unit.observed_speed() <text:s/># Aufruf der Methode</text:span></text:p>
      <text:p text:style-name="Preformatted_20_Text"/>
      <text:p text:style-name="Preformatted_20_Text"><text:span text:style-name="Source_20_Text"><text:s text:c="4"/>if speed is None or speed &lt;= 0:</text:span></text:p>
      <text:p text:style-name="Preformatted_20_Text"><text:span text:style-name="Source_20_Text"><text:s text:c="8"/>speed = 1.0 <text:s/># Standardwert für Tests</text:span></text:p>
      <text:p text:style-name="Preformatted_20_Text"/>
      <text:p text:style-name="Preformatted_20_Text"><text:span text:style-name="Source_20_Text"><text:s text:c="4"/># Apply Kalman filter to observed heading</text:span></text:p>
      <text:p text:style-name="Preformatted_20_Text"><text:span text:style-name="Source_20_Text"><text:s text:c="4"/>filtered_heading = self._kalman_filter.update(observed_heading)</text:span></text:p>
      <text:p text:style-name="Preformatted_20_Text"/>
      <text:p text:style-name="Preformatted_20_Text"><text:span text:style-name="Source_20_Text"><text:s text:c="4"/># Calculate shortest angle difference</text:span></text:p>
      <text:p text:style-name="Preformatted_20_Text"><text:span text:style-name="Source_20_Text"><text:s text:c="4"/>error = self.calculate_angle_difference(filtered_heading, desired_headin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logging.debug(</text:span></text:p>
      <text:p text:style-name="Preformatted_20_Text"><text:span text:style-name="Source_20_Text"><text:s text:c="8"/>"NAV: Filtered Heading=%f, Desired Heading=%f, Error=%f",</text:span></text:p>
      <text:p text:style-name="Preformatted_20_Text"><text:span text:style-name="Source_20_Text"><text:s text:c="8"/>filtered_heading, desired_heading, error,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# Calculate PID response</text:span></text:p>
      <text:p text:style-name="Preformatted_20_Text"><text:span text:style-name="Source_20_Text"><text:s text:c="4"/>dt = 1 <text:s/># Assuming 1-second update intervals</text:span></text:p>
      <text:p text:style-name="Preformatted_20_Text"><text:soft-page-break/><text:span text:style-name="Source_20_Text"><text:s text:c="4"/>try:</text:span></text:p>
      <text:p text:style-name="Preformatted_20_Text"><text:span text:style-name="Source_20_Text"><text:s text:c="8"/>steering_adjustment = self._heading_ctrl.update(</text:span></text:p>
      <text:p text:style-name="Preformatted_20_Text"><text:span text:style-name="Source_20_Text"><text:s text:c="12"/>v_d=desired_heading, v_m=filtered_heading, dt=dt</text:span></text:p>
      <text:p text:style-name="Preformatted_20_Text"><text:span text:style-name="Source_20_Text"><text:s text:c="8"/>)</text:span></text:p>
      <text:p text:style-name="Preformatted_20_Text"><text:span text:style-name="Source_20_Text"><text:s text:c="4"/>except Exception as ex:</text:span></text:p>
      <text:p text:style-name="Preformatted_20_Text"><text:span text:style-name="Source_20_Text"><text:s text:c="8"/>logging.exception("Navigation: PID update error - %s", ex)</text:span></text:p>
      <text:p text:style-name="Preformatted_20_Text"><text:span text:style-name="Source_20_Text"><text:s text:c="8"/>return</text:span></text:p>
      <text:p text:style-name="Preformatted_20_Text"/>
      <text:p text:style-name="Preformatted_20_Text"><text:span text:style-name="Source_20_Text"><text:s text:c="4"/># Include angle_const in steering adjustment</text:span></text:p>
      <text:p text:style-name="Preformatted_20_Text"><text:span text:style-name="Source_20_Text"><text:s text:c="4"/>final_steering = steering_adjustment + self._angle_const</text:span></text:p>
      <text:p text:style-name="Preformatted_20_Text"/>
      <text:p text:style-name="Preformatted_20_Text"><text:span text:style-name="Source_20_Text"><text:s text:c="4"/>logging.debug("NAV: Final Steering Adjustment: %f", final_steering)</text:span></text:p>
      <text:p text:style-name="Preformatted_20_Text"/>
      <text:p text:style-name="Preformatted_20_Text"><text:span text:style-name="Source_20_Text"><text:s text:c="4"/># Check drive controller readiness</text:span></text:p>
      <text:p text:style-name="Preformatted_20_Text"><text:span text:style-name="Source_20_Text"><text:s text:c="4"/>if not self._drive_controller.is_ready():</text:span></text:p>
      <text:p text:style-name="Preformatted_20_Text"><text:span text:style-name="Source_20_Text"><text:s text:c="8"/>logging.warning("Drive Controller is not ready.")</text:span></text:p>
      <text:p text:style-name="Preformatted_20_Text"><text:span text:style-name="Source_20_Text"><text:s text:c="8"/>return</text:span></text:p>
      <text:p text:style-name="Preformatted_20_Text"/>
      <text:p text:style-name="Preformatted_20_Text"><text:span text:style-name="Source_20_Text"><text:s text:c="4"/># Send commands to the drive controller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self._drive_controller.control_ruder(final_steering, speed, self._angle_const)</text:span></text:p>
      <text:p text:style-name="Preformatted_20_Text"><text:span text:style-name="Source_20_Text"><text:s text:c="8"/>logging.debug("NAV: Steering command sent: %f", final_steering)</text:span></text:p>
      <text:p text:style-name="Preformatted_20_Text"><text:span text:style-name="Source_20_Text"><text:s text:c="4"/>except Exception as ex:</text:span></text:p>
      <text:p text:style-name="P26"><text:span text:style-name="Source_20_Text"><text:s text:c="8"/>logging.exception("Navigation: Drive controller update error - %s", ex)</text:span></text:p>
      <text:h text:style-name="Heading_20_3" text:outline-level="3">Anpassung in <text:span text:style-name="Source_20_Text">Perception_Unit</text:span></text:h>
      <text:p text:style-name="Text_20_body">Falls die <text:span text:style-name="Source_20_Text">Perception_Unit</text:span>-Klasse noch nicht angepasst ist, stelle sicher, dass <text:span text:style-name="Source_20_Text">observed_speed</text:span> eine Methode ist, die einen numerischen Wert zurückgibt:</text:p>
      <text:p text:style-name="Preformatted_20_Text"><text:span text:style-name="Source_20_Text">class Perception_Unit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_speed = 0 <text:s/># Initialisiere mit 0 oder einem anderen Standardwert</text:span></text:p>
      <text:p text:style-name="Preformatted_20_Text"/>
      <text:p text:style-name="Preformatted_20_Text"><text:span text:style-name="Source_20_Text"><text:s text:c="4"/>def observed_speed(self):</text:span></text:p>
      <text:p text:style-name="P26"><text:span text:style-name="Source_20_Text"><text:s text:c="8"/>return self._speed <text:s/># Gibt den aktuellen Geschwindigkeitswert zurück</text:span></text:p>
      <text:p text:style-name="Text_20_body">Falls die Geschwindigkeit von einem Sensor geliefert wird, stelle sicher, dass der Sensorwert korrekt in <text:span text:style-name="Source_20_Text">_speed</text:span> aktualisiert wird.</text:p>
      <text:p text:style-name="Text_20_body">Mit diesen Anpassungen sollte das Problem gelöst sein.</text:p>
      <text:p text:style-name="Text_20_body">Die <text:span text:style-name="Source_20_Text">Perception_Unit</text:span>-Klasse sieht grundsätzlich gut aus, aber es gibt ein Problem mit der Methode <text:span text:style-name="Source_20_Text">observed_speed</text:span>. Obwohl die Methode vorhanden ist, gibt die aktuelle Implementierung der Klasse darauf hin, dass <text:span text:style-name="Source_20_Text">self._observed_speed</text:span> immer 0.0 bleibt, wenn sie nicht anderweitig aktualisiert wird.</text:p>
      <text:h text:style-name="Heading_20_3" text:outline-level="3">Problem:</text:h>
      <text:p text:style-name="Text_20_body">Die Geschwindigkeit (<text:span text:style-name="Source_20_Text">_observed_speed</text:span>) wird anscheinend nicht dynamisch aktualisiert. Wenn also <text:span text:style-name="Source_20_Text">update(data)</text:span> nicht die entsprechende Logik enthält, um <text:span text:style-name="Source_20_Text">_observed_speed</text:span> mit den Fahrzeugdaten zu aktualisieren, bleibt sie bei ihrem Initialwert von <text:span text:style-name="Source_20_Text">0.0</text:span>.</text:p>
      <text:h text:style-name="Heading_20_3" text:outline-level="3"><text:soft-page-break/>Lösungsvorschläge:</text:h>
      <text:list text:style-name="L21">
        <text:list-item>
          <text:p text:style-name="P38"><text:span text:style-name="Strong_20_Emphasis">Sicherstellen, dass </text:span><text:span text:style-name="Strong_20_Emphasis"><text:span text:style-name="Source_20_Text">update(data)</text:span></text:span><text:span text:style-name="Strong_20_Emphasis"> die Geschwindigkeit aktualisiert:</text:span><text:line-break/>Die <text:span text:style-name="Source_20_Text">update</text:span>-Methode sollte die eingehenden Daten verarbeiten und <text:span text:style-name="Source_20_Text">_observed_speed</text:span> (sowie andere relevante Eigenschaften) entsprechend setzen. Zum Beispiel:</text:p>
          <text:p text:style-name="P39"><text:span text:style-name="Source_20_Text">def update(self, data):</text:span></text:p>
          <text:p text:style-name="P39"><text:span text:style-name="Source_20_Text"><text:s text:c="4"/>"""</text:span></text:p>
          <text:p text:style-name="P39"><text:span text:style-name="Source_20_Text"><text:s text:c="4"/>Aktualisiert die Wahrnehmungsdaten mit den neuesten Fahrzeugdaten.</text:span></text:p>
          <text:p text:style-name="P39"><text:span text:style-name="Source_20_Text"><text:s text:c="4"/>:param data: Ein Dictionary oder Objekt mit aktuellen Fahrzeugdaten.</text:span></text:p>
          <text:p text:style-name="P39"><text:span text:style-name="Source_20_Text"><text:s text:c="4"/>"""</text:span></text:p>
          <text:p text:style-name="P39"><text:span text:style-name="Source_20_Text"><text:s text:c="4"/>self._observed_speed = data.get('speed', self._observed_speed)</text:span></text:p>
          <text:p text:style-name="P39"><text:span text:style-name="Source_20_Text"><text:s text:c="4"/>self._observed_heading = data.get('heading', self._observed_heading)</text:span></text:p>
          <text:p text:style-name="P39"><text:span text:style-name="Source_20_Text"><text:s text:c="4"/>self._observed_navigation = data.get('navigation', self._observed_navigation)</text:span></text:p>
          <text:p text:style-name="P39"><text:span text:style-name="Source_20_Text"><text:s text:c="4"/>self._observed_ruder = data.get('ruder', self._observed_ruder)</text:span></text:p>
          <text:p text:style-name="P39"/>
          <text:p text:style-name="P39"><text:span text:style-name="Source_20_Text"><text:s text:c="4"/>logging.debug(</text:span></text:p>
          <text:p text:style-name="P39"><text:span text:style-name="Source_20_Text"><text:s text:c="8"/>f"Updated Perception Unit: Speed={self._observed_speed}, "</text:span></text:p>
          <text:p text:style-name="P39"><text:span text:style-name="Source_20_Text"><text:s text:c="8"/>f"Heading={self._observed_heading}, Navigation={self._observed_navigation}, "</text:span></text:p>
          <text:p text:style-name="P39"><text:span text:style-name="Source_20_Text"><text:s text:c="8"/>f"Ruder={self._observed_ruder}"</text:span></text:p>
          <text:p text:style-name="P40"><text:span text:style-name="Source_20_Text"><text:s text:c="4"/>)</text:span></text:p>
        </text:list-item>
        <text:list-item>
          <text:p text:style-name="P38"><text:span text:style-name="Strong_20_Emphasis">Testwerte für die Geschwindigkeit:</text:span><text:line-break/>Wenn du testen möchtest, ob das System mit einer Geschwindigkeit ungleich Null funktioniert, kannst du beim Instanziieren der <text:span text:style-name="Source_20_Text">Perception_Unit</text:span> einfach Testdaten übergeben:</text:p>
          <text:p text:style-name="P39"><text:span text:style-name="Source_20_Text">test_data = {</text:span></text:p>
          <text:p text:style-name="P39"><text:span text:style-name="Source_20_Text"><text:s text:c="4"/>'speed': 3.5, <text:s/># Beispiel: Geschwindigkeit von 3.5</text:span></text:p>
          <text:p text:style-name="P39"><text:span text:style-name="Source_20_Text"><text:s text:c="4"/>'heading': 90.0,</text:span></text:p>
          <text:p text:style-name="P39"><text:span text:style-name="Source_20_Text"><text:s text:c="4"/>'navigation': 95.0,</text:span></text:p>
          <text:p text:style-name="P39"><text:span text:style-name="Source_20_Text"><text:s text:c="4"/>'ruder': 0.0,</text:span></text:p>
          <text:p text:style-name="P39"><text:span text:style-name="Source_20_Text">}</text:span></text:p>
          <text:p text:style-name="P39"/>
          <text:p text:style-name="P40"><text:span text:style-name="Source_20_Text">perception_unit = Perception_Unit(vehicle_constants, test_data)</text:span></text:p>
        </text:list-item>
        <text:list-item>
          <text:p text:style-name="P38"><text:span text:style-name="Strong_20_Emphasis">Dynamisches Setzen der Geschwindigkeit für Tests:</text:span><text:line-break/>Falls die Daten während des Tests nicht von einem Sensor geliefert werden, könntest du auch manuell in der Testumgebung die Geschwindigkeit anpassen:</text:p>
          <text:p text:style-name="P40"><text:span text:style-name="Source_20_Text">perception_unit.update({'speed': 2.0}) <text:s/># Beispiel: Geschwindigkeit setzen</text:span></text:p>
        </text:list-item>
      </text:list>
      <text:h text:style-name="Heading_20_3" text:outline-level="3">Aktualisierte <text:span text:style-name="Source_20_Text">update</text:span>-Methode</text:h>
      <text:p text:style-name="Text_20_body">Hier ist die überarbeitete <text:span text:style-name="Source_20_Text">update</text:span>-Methode in der Klasse <text:span text:style-name="Source_20_Text">Perception_Unit</text:span>:</text:p>
      <text:p text:style-name="Preformatted_20_Text"><text:span text:style-name="Source_20_Text">def update(self, data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Aktualisiert die Wahrnehmungsdaten mit den neuesten Fahrzeugdaten.</text:span></text:p>
      <text:p text:style-name="Preformatted_20_Text"><text:span text:style-name="Source_20_Text"><text:s text:c="4"/>:param data: Ein Dictionary oder Objekt mit aktuellen Fahrzeugdaten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elf._observed_speed = data.get('speed', self._observed_speed)</text:span></text:p>
      <text:p text:style-name="Preformatted_20_Text"><text:span text:style-name="Source_20_Text"><text:s text:c="4"/>self._observed_heading = data.get('heading', self._observed_heading)</text:span></text:p>
      <text:p text:style-name="Preformatted_20_Text"><text:span text:style-name="Source_20_Text"><text:s text:c="4"/>self._observed_navigation = data.get('navigation', self._observed_navigation)</text:span></text:p>
      <text:p text:style-name="Preformatted_20_Text"><text:span text:style-name="Source_20_Text"><text:s text:c="4"/>self._observed_ruder = data.get('ruder', self._observed_ruder)</text:span></text:p>
      <text:p text:style-name="Preformatted_20_Text"/>
      <text:p text:style-name="Preformatted_20_Text"><text:soft-page-break/><text:span text:style-name="Source_20_Text"><text:s text:c="4"/>logging.debug(</text:span></text:p>
      <text:p text:style-name="Preformatted_20_Text"><text:span text:style-name="Source_20_Text"><text:s text:c="8"/>f"Updated Perception Unit: Speed={self._observed_speed}, "</text:span></text:p>
      <text:p text:style-name="Preformatted_20_Text"><text:span text:style-name="Source_20_Text"><text:s text:c="8"/>f"Heading={self._observed_heading}, Navigation={self._observed_navigation}, "</text:span></text:p>
      <text:p text:style-name="Preformatted_20_Text"><text:span text:style-name="Source_20_Text"><text:s text:c="8"/>f"Ruder={self._observed_ruder}"</text:span></text:p>
      <text:p text:style-name="P26"><text:span text:style-name="Source_20_Text"><text:s text:c="4"/>)</text:span></text:p>
      <text:h text:style-name="Heading_20_3" text:outline-level="3">Nachverfolgung des Fehlers:</text:h>
      <text:list text:style-name="L22">
        <text:list-item>
          <text:p text:style-name="P41">Stelle sicher, dass die <text:span text:style-name="Source_20_Text">data</text:span>-Datenstruktur, die an <text:span text:style-name="Source_20_Text">update(data)</text:span> übergeben wird, die erwarteten Schlüssel enthält (<text:span text:style-name="Source_20_Text">speed</text:span>, <text:span text:style-name="Source_20_Text">heading</text:span>, <text:span text:style-name="Source_20_Text">navigation</text:span>, <text:span text:style-name="Source_20_Text">ruder</text:span>). </text:p>
        </text:list-item>
        <text:list-item>
          <text:p text:style-name="P42">Teste die <text:span text:style-name="Source_20_Text">observed_speed</text:span>-Methode, indem du überprüfst, ob der Rückgabewert korrekt aktualisiert wurde: </text:p>
          <text:p text:style-name="P43"><text:span text:style-name="Source_20_Text">perception_unit.update({'speed': 4.2})</text:span></text:p>
          <text:p text:style-name="P44"><text:span text:style-name="Source_20_Text">print(perception_unit.observed_speed()) <text:s/># Erwartet: 4.2</text:span></text:p>
        </text:list-item>
      </text:list>
      <text:p text:style-name="Text_20_body">Damit wird sichergestellt, dass die <text:span text:style-name="Source_20_Text">speed</text:span>-Daten korrekt verarbeitet und weitergereicht werden.</text:p>
      <text:p text:style-name="Text_20_body"/>
      <text:p text:style-name="Text_20_body">Das Problem liegt vermutlich in der Berechnung der Richtung der Kurskorrektur und der Übergabe der entsprechenden Parameter an die Steuerlogik. Ich schlage folgende Schritte zur Klärung und Verbesserung vor:</text:p>
      <text:p text:style-name="Horizontal_20_Line"/>
      <text:h text:style-name="Heading_20_3" text:outline-level="3"><text:span text:style-name="Strong_20_Emphasis">1. Berechnung der Kursdifferenz und Richtung</text:span></text:h>
      <text:p text:style-name="Text_20_body">Die Funktion <text:span text:style-name="Source_20_Text">calculate_angle_difference</text:span> sollte sowohl die Richtung als auch die Größe der Kursdifferenz korrekt bestimmen. Hier ist eine überarbeitete Version:</text:p>
      <text:p text:style-name="Preformatted_20_Text"><text:span text:style-name="Source_20_Text">@staticmethod</text:span></text:p>
      <text:p text:style-name="Preformatted_20_Text"><text:span text:style-name="Source_20_Text">def calculate_angle_difference(observed_heading, desired_heading):</text:span></text:p>
      <text:p text:style-name="Preformatted_20_Text"><text:span text:style-name="Source_20_Text"><text:s text:c="4"/>"""Berechnet die kürzeste Differenz und Richtung zwischen zwei Winkeln (0–360°)."""</text:span></text:p>
      <text:p text:style-name="Preformatted_20_Text"><text:span text:style-name="Source_20_Text"><text:s text:c="4"/># Differenz berechnen</text:span></text:p>
      <text:p text:style-name="Preformatted_20_Text"><text:span text:style-name="Source_20_Text"><text:s text:c="4"/>diff = (desired_heading - observed_heading + 360) % 360</text:span></text:p>
      <text:p text:style-name="Preformatted_20_Text"/>
      <text:p text:style-name="Preformatted_20_Text"><text:span text:style-name="Source_20_Text"><text:s text:c="4"/># Kürzeste Richtung bestimmen</text:span></text:p>
      <text:p text:style-name="Preformatted_20_Text"><text:span text:style-name="Source_20_Text"><text:s text:c="4"/>if diff &gt; 180:</text:span></text:p>
      <text:p text:style-name="Preformatted_20_Text"><text:span text:style-name="Source_20_Text"><text:s text:c="8"/>diff -= 360 <text:s/># Negative Werte für Drehrichtung Backbord</text:span></text:p>
      <text:p text:style-name="Preformatted_20_Text"><text:span text:style-name="Source_20_Text"><text:s text:c="8"/>direction = 1 <text:s/># Backbord (anticlockwise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direction = 2 <text:s/># Steuerbord (clockwise)</text:span></text:p>
      <text:p text:style-name="Preformatted_20_Text"/>
      <text:p text:style-name="P26"><text:span text:style-name="Source_20_Text"><text:s text:c="4"/>return diff, direction</text:span></text:p>
      <text:h text:style-name="Heading_20_3" text:outline-level="3"><text:span text:style-name="Strong_20_Emphasis">2. Debugging der Differenz und Richtung</text:span></text:h>
      <text:p text:style-name="Text_20_body">Logge die berechneten Werte, um sicherzustellen, dass sie korrekt sind:</text:p>
      <text:p text:style-name="Preformatted_20_Text"><text:span text:style-name="Source_20_Text">diff, direction = self.calculate_angle_difference(filtered_heading, desired_heading)</text:span></text:p>
      <text:p text:style-name="Preformatted_20_Text"><text:span text:style-name="Source_20_Text">logging.debug(</text:span></text:p>
      <text:p text:style-name="Preformatted_20_Text"><text:span text:style-name="Source_20_Text"><text:s text:c="4"/>"Angle Difference: Observed=%f, Desired=%f, Difference=%f, Direction=%d",</text:span></text:p>
      <text:p text:style-name="Preformatted_20_Text"><text:span text:style-name="Source_20_Text"><text:s text:c="4"/>filtered_heading, desired_heading, diff, direction</text:span></text:p>
      <text:p text:style-name="P26"><text:span text:style-name="Source_20_Text">)</text:span></text:p>
      <text:p text:style-name="Horizontal_20_Line"><text:soft-page-break/></text:p>
      <text:h text:style-name="Heading_20_3" text:outline-level="3"><text:span text:style-name="Strong_20_Emphasis">3. Korrektur der PWM-Ansteuerung</text:span></text:h>
      <text:p text:style-name="Text_20_body">Die PWM-Steuerung darf nur aktiv sein, wenn ein gültiger Steuerbefehl ausgeführt wird. Der Pin sollte deaktiviert werden, wenn das Steuerkommando abgeschlossen ist.</text:p>
      <text:h text:style-name="Heading_20_4" text:outline-level="4">PWM deaktivieren nach Steuerbefehl:</text:h>
      <text:p text:style-name="Text_20_body">In der Methode <text:span text:style-name="Source_20_Text">_apply_steering</text:span> stelle sicher, dass das PWM-Signal am Ende zurückgesetzt wird:</text:p>
      <text:p text:style-name="Preformatted_20_Text"><text:span text:style-name="Source_20_Text">def _apply_steering(self, effective_angle, speed):</text:span></text:p>
      <text:p text:style-name="Preformatted_20_Text"><text:span text:style-name="Source_20_Text"><text:s text:c="4"/>pwm_value = int(abs(effective_angle) * 255 / 25)</text:span></text:p>
      <text:p text:style-name="Preformatted_20_Text"><text:span text:style-name="Source_20_Text"><text:s text:c="4"/>pwm_value = max(0, min(pwm_value, 255))</text:span></text:p>
      <text:p text:style-name="Preformatted_20_Text"/>
      <text:p text:style-name="Preformatted_20_Text"><text:span text:style-name="Source_20_Text"><text:s text:c="4"/>direction = 1 if effective_angle &gt; 0 else 2</text:span></text:p>
      <text:p text:style-name="Preformatted_20_Text"><text:span text:style-name="Source_20_Text"><text:s text:c="4"/>pulse_duration = self.calculate_pulse_duration(speed)</text:span></text:p>
      <text:p text:style-name="Preformatted_20_Text"/>
      <text:p text:style-name="Preformatted_20_Text"><text:span text:style-name="Source_20_Text"><text:s text:c="4"/># Debugging hinzufügen</text:span></text:p>
      <text:p text:style-name="Preformatted_20_Text"><text:span text:style-name="Source_20_Text"><text:s text:c="4"/>logging.debug("Drive: Applying steering. Angle: %f, PWM: %d, Direction: %d", effective_angle, pwm_value, direction)</text:span></text:p>
      <text:p text:style-name="Preformatted_20_Text"/>
      <text:p text:style-name="Preformatted_20_Text"><text:span text:style-name="Source_20_Text"><text:s text:c="4"/># Impuls senden</text:span></text:p>
      <text:p text:style-name="Preformatted_20_Text"><text:span text:style-name="Source_20_Text"><text:s text:c="4"/>self.send_command(pwm_value, direction)</text:span></text:p>
      <text:p text:style-name="Preformatted_20_Text"><text:span text:style-name="Source_20_Text"><text:s text:c="4"/>time.sleep(pulse_duration)</text:span></text:p>
      <text:p text:style-name="Preformatted_20_Text"/>
      <text:p text:style-name="Preformatted_20_Text"><text:span text:style-name="Source_20_Text"><text:s text:c="4"/># PWM deaktivieren</text:span></text:p>
      <text:p text:style-name="Preformatted_20_Text"><text:span text:style-name="Source_20_Text"><text:s text:c="4"/>self.send_command(0, 0)</text:span></text:p>
      <text:p text:style-name="P26"><text:span text:style-name="Source_20_Text"><text:s text:c="4"/>logging.debug("Drive: Command completed. PWM turned off.")</text:span></text:p>
      <text:p text:style-name="Horizontal_20_Line"/>
      <text:h text:style-name="Heading_20_3" text:outline-level="3"><text:span text:style-name="Strong_20_Emphasis">4. Übergabe von Richtung und PWM an die Steuerung</text:span></text:h>
      <text:p text:style-name="Text_20_body">Prüfe, ob die Berechnungen korrekt in die Steuerbefehle überführt werden. Der Übergabecode könnte so aussehen:</text:p>
      <text:p text:style-name="Preformatted_20_Text"><text:span text:style-name="Source_20_Text">try:</text:span></text:p>
      <text:p text:style-name="Preformatted_20_Text"><text:span text:style-name="Source_20_Text"><text:s text:c="4"/>diff, direction = self.calculate_angle_difference(filtered_heading, desired_heading)</text:span></text:p>
      <text:p text:style-name="Preformatted_20_Text"><text:span text:style-name="Source_20_Text"><text:s text:c="4"/>effective_angle = diff <text:s/># Der berechnete Steuerwinkel</text:span></text:p>
      <text:p text:style-name="Preformatted_20_Text"><text:span text:style-name="Source_20_Text"><text:s text:c="4"/>self._drive_controller.control_ruder(effective_angle, speed, self._angle_const)</text:span></text:p>
      <text:p text:style-name="Preformatted_20_Text"><text:span text:style-name="Source_20_Text"><text:s text:c="4"/>logging.debug("NAV: Steering command sent: Angle=%f, Direction=%d", effective_angle, direction)</text:span></text:p>
      <text:p text:style-name="Preformatted_20_Text"><text:span text:style-name="Source_20_Text">except Exception as ex:</text:span></text:p>
      <text:p text:style-name="P26"><text:span text:style-name="Source_20_Text"><text:s text:c="4"/>logging.exception("Navigation: Drive controller update error - %s", ex)</text:span></text:p>
      <text:p text:style-name="Horizontal_20_Line"/>
      <text:h text:style-name="Heading_20_3" text:outline-level="3"><text:span text:style-name="Strong_20_Emphasis">5. PWM bleibt permanent an: Ursachen und Lösungen</text:span></text:h>
      <text:p text:style-name="Text_20_body">Wenn der PWM-Pin permanent an ist, könnte das folgende Ursachen haben:</text:p>
      <text:list text:style-name="L23">
        <text:list-item>
          <text:p text:style-name="P45"><text:span text:style-name="Strong_20_Emphasis">Falsche Steuerlogik:</text:span> Die <text:span text:style-name="Source_20_Text">send_command</text:span>-Methode schaltet den Pin nicht zurück. </text:p>
        </text:list-item>
        <text:list-item>
          <text:p text:style-name="P46"><text:span text:style-name="Strong_20_Emphasis">Hardware-Problem:</text:span> Der Pin bleibt durch externe Faktoren aktiv. </text:p>
        </text:list-item>
      </text:list>
      <text:h text:style-name="Heading_20_4" text:outline-level="4"><text:soft-page-break/>Debugging:</text:h>
      <text:p text:style-name="Text_20_body">Füge Logs in die <text:span text:style-name="Source_20_Text">send_command</text:span>-Methode ein, um sicherzustellen, dass der PWM-Pin korrekt geschaltet wird:</text:p>
      <text:p text:style-name="Preformatted_20_Text"><text:span text:style-name="Source_20_Text">def send_command(self, pwm_value, direction):</text:span></text:p>
      <text:p text:style-name="Preformatted_20_Text"><text:span text:style-name="Source_20_Text"><text:s text:c="4"/># Debugging der Eingabewerte</text:span></text:p>
      <text:p text:style-name="Preformatted_20_Text"><text:span text:style-name="Source_20_Text"><text:s text:c="4"/>logging.debug("Sending PWM Command: PWM=%d, Direction=%d", pwm_value, direction)</text:span></text:p>
      <text:p text:style-name="Preformatted_20_Text"/>
      <text:p text:style-name="Preformatted_20_Text"><text:span text:style-name="Source_20_Text"><text:s text:c="4"/># PWM und Richtung setzen</text:span></text:p>
      <text:p text:style-name="Preformatted_20_Text"><text:span text:style-name="Source_20_Text"><text:s text:c="4"/>self.set_pwm(pwm_value) <text:s/># Beispiel: PWM auf den entsprechenden Pin</text:span></text:p>
      <text:p text:style-name="Preformatted_20_Text"><text:span text:style-name="Source_20_Text"><text:s text:c="4"/>self.set_direction(direction) <text:s/># Beispiel: Richtungspin setzen</text:span></text:p>
      <text:p text:style-name="Preformatted_20_Text"/>
      <text:p text:style-name="Preformatted_20_Text"><text:span text:style-name="Source_20_Text"><text:s text:c="4"/># Überprüfung nach dem Setzen</text:span></text:p>
      <text:p text:style-name="P26"><text:span text:style-name="Source_20_Text"><text:s text:c="4"/>logging.debug("PWM and Direction set successfully.")</text:span></text:p>
      <text:p text:style-name="Horizontal_20_Line"/>
      <text:h text:style-name="Heading_20_3" text:outline-level="3"><text:span text:style-name="Strong_20_Emphasis">6. Zusammenfassung</text:span></text:h>
      <text:list text:style-name="L24">
        <text:list-item>
          <text:p text:style-name="P47"><text:span text:style-name="Strong_20_Emphasis">Richtungsberechnung:</text:span> Überarbeite die Funktion <text:span text:style-name="Source_20_Text">calculate_angle_difference</text:span>, um Richtung und Differenz präzise zu bestimmen. </text:p>
        </text:list-item>
        <text:list-item>
          <text:p text:style-name="P47"><text:span text:style-name="Strong_20_Emphasis">PWM-Steuerung:</text:span> Stelle sicher, dass die PWM am Ende eines Steuerbefehls deaktiviert wird. </text:p>
        </text:list-item>
        <text:list-item>
          <text:p text:style-name="P47"><text:span text:style-name="Strong_20_Emphasis">Logging:</text:span> Nutze umfassendes Debugging, um jede Stufe des Prozesses zu überwachen. </text:p>
        </text:list-item>
        <text:list-item>
          <text:p text:style-name="P48"><text:span text:style-name="Strong_20_Emphasis">Hardware-Test:</text:span> Überprüfe den PWM-Pin auf physische Probleme (z. B. durch ein Multimeter). </text:p>
        </text:list-item>
      </text:list>
      <text:p text:style-name="Text_20_body">Wenn du die Debugging-Logs nach den Änderungen bereitstellst, kann ich dir bei der weiteren Analyse helfen.</text:p>
      <text:p text:style-name="Text_20_body"/>
      <text:p text:style-name="Text_20_body">Der Fehler tritt auf, weil die Variable <text:span text:style-name="Strong_20_Emphasis"><text:span text:style-name="Source_20_Text">threshold</text:span></text:span> in meinem Beispielcode verwendet wird, aber nicht definiert wurde. Diese Variable sollte einen Schwellwert darstellen, der bestimmt, wann das Prozessrauschen <text:span text:style-name="Strong_20_Emphasis"><text:span text:style-name="Source_20_Text">process_variance</text:span></text:span> dynamisch angepasst wird. Sie müssen sie entsprechend definieren.</text:p>
      <text:p text:style-name="Text_20_body">Hier ist der überarbeitete Code mit einer klar definierten <text:span text:style-name="Strong_20_Emphasis"><text:span text:style-name="Source_20_Text">threshold</text:span></text:span>:</text:p>
      <text:p text:style-name="Preformatted_20_Text"><text:span text:style-name="Source_20_Text">class KalmanFilter:</text:span></text:p>
      <text:p text:style-name="Preformatted_20_Text"><text:span text:style-name="Source_20_Text"><text:s text:c="4"/>"""Simple 1D Kalman filter for smoothing heading data."""</text:span></text:p>
      <text:p text:style-name="Preformatted_20_Text"/>
      <text:p text:style-name="Preformatted_20_Text"><text:span text:style-name="Source_20_Text"><text:s text:c="4"/>def __init__(self, process_variance=1e-5, measurement_variance=0.1, threshold=0.5):</text:span></text:p>
      <text:p text:style-name="Preformatted_20_Text"><text:span text:style-name="Source_20_Text"><text:s text:c="8"/>self.process_variance = process_variance</text:span></text:p>
      <text:p text:style-name="Preformatted_20_Text"><text:span text:style-name="Source_20_Text"><text:s text:c="8"/>self.measurement_variance = measurement_variance</text:span></text:p>
      <text:p text:style-name="Preformatted_20_Text"><text:span text:style-name="Source_20_Text"><text:s text:c="8"/>self.estimated_value = 0.0</text:span></text:p>
      <text:p text:style-name="Preformatted_20_Text"><text:span text:style-name="Source_20_Text"><text:s text:c="8"/>self.error_covariance = 1.0</text:span></text:p>
      <text:p text:style-name="Preformatted_20_Text"><text:span text:style-name="Source_20_Text"><text:s text:c="8"/>self.threshold = threshold <text:s/># Schwellwert für dynamische Anpassungen</text:span></text:p>
      <text:p text:style-name="Preformatted_20_Text"/>
      <text:p text:style-name="Preformatted_20_Text"><text:span text:style-name="Source_20_Text"><text:s text:c="4"/>def set_parameters(self, process_variance=None, measurement_variance=None, threshold=None):</text:span></text:p>
      <text:p text:style-name="Preformatted_20_Text"><text:span text:style-name="Source_20_Text"><text:s text:c="8"/>"""Dynamically adjust filter parameters."""</text:span></text:p>
      <text:p text:style-name="Preformatted_20_Text"><text:span text:style-name="Source_20_Text"><text:s text:c="8"/>if process_variance is not None:</text:span></text:p>
      <text:p text:style-name="Preformatted_20_Text"><text:span text:style-name="Source_20_Text"><text:s text:c="12"/>self.process_variance = process_variance</text:span></text:p>
      <text:p text:style-name="Preformatted_20_Text"><text:span text:style-name="Source_20_Text"><text:s text:c="8"/>if measurement_variance is not None:</text:span></text:p>
      <text:p text:style-name="Preformatted_20_Text"><text:soft-page-break/><text:span text:style-name="Source_20_Text"><text:s text:c="12"/>self.measurement_variance = measurement_variance</text:span></text:p>
      <text:p text:style-name="Preformatted_20_Text"><text:span text:style-name="Source_20_Text"><text:s text:c="8"/>if threshold is not None:</text:span></text:p>
      <text:p text:style-name="Preformatted_20_Text"><text:span text:style-name="Source_20_Text"><text:s text:c="12"/>self.threshold = threshold</text:span></text:p>
      <text:p text:style-name="Preformatted_20_Text"/>
      <text:p text:style-name="Preformatted_20_Text"><text:span text:style-name="Source_20_Text"><text:s text:c="4"/>def update(self, measurement):</text:span></text:p>
      <text:p text:style-name="Preformatted_20_Text"><text:span text:style-name="Source_20_Text"><text:s text:c="8"/># Dynamische Anpassung des Prozessrauschens</text:span></text:p>
      <text:p text:style-name="Preformatted_20_Text"><text:span text:style-name="Source_20_Text"><text:s text:c="8"/>if abs(measurement - self.estimated_value) &gt; self.threshold:</text:span></text:p>
      <text:p text:style-name="Preformatted_20_Text"><text:span text:style-name="Source_20_Text"><text:s text:c="12"/>self.process_variance *= 1.5 <text:s/># Erhöhe bei starken Abweichungen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self.process_variance = max(1e-5, self.process_variance * 0.9) <text:s/># Reduziere bei Stabilität</text:span></text:p>
      <text:p text:style-name="Preformatted_20_Text"/>
      <text:p text:style-name="Preformatted_20_Text"><text:span text:style-name="Source_20_Text"><text:s text:c="8"/># Prediction update</text:span></text:p>
      <text:p text:style-name="Preformatted_20_Text"><text:span text:style-name="Source_20_Text"><text:s text:c="8"/>self.error_covariance += self.process_variance</text:span></text:p>
      <text:p text:style-name="Preformatted_20_Text"/>
      <text:p text:style-name="Preformatted_20_Text"><text:span text:style-name="Source_20_Text"><text:s text:c="8"/># Measurement update</text:span></text:p>
      <text:p text:style-name="Preformatted_20_Text"><text:span text:style-name="Source_20_Text"><text:s text:c="8"/>kalman_gain = self.error_covariance / (</text:span></text:p>
      <text:p text:style-name="Preformatted_20_Text"><text:span text:style-name="Source_20_Text"><text:s text:c="12"/>self.error_covariance + self.measurement_variance</text:span></text:p>
      <text:p text:style-name="Preformatted_20_Text"><text:span text:style-name="Source_20_Text"><text:s text:c="8"/>)</text:span></text:p>
      <text:p text:style-name="Preformatted_20_Text"><text:span text:style-name="Source_20_Text"><text:s text:c="8"/>self.estimated_value += kalman_gain * (measurement - self.estimated_value)</text:span></text:p>
      <text:p text:style-name="Preformatted_20_Text"><text:span text:style-name="Source_20_Text"><text:s text:c="8"/>self.error_covariance *= 1 - kalman_gain</text:span></text:p>
      <text:p text:style-name="Preformatted_20_Text"/>
      <text:p text:style-name="P26"><text:span text:style-name="Source_20_Text"><text:s text:c="8"/>return self.estimated_value</text:span></text:p>
      <text:h text:style-name="Heading_20_3" text:outline-level="3">Änderungen:</text:h>
      <text:list text:style-name="L25">
        <text:list-item>
          <text:p text:style-name="P49"><text:span text:style-name="Strong_20_Emphasis"><text:span text:style-name="Source_20_Text">threshold</text:span></text:span><text:span text:style-name="Strong_20_Emphasis"> als Parameter hinzugefügt:</text:span></text:p>
          <text:list>
            <text:list-item>
              <text:p text:style-name="P50">Der Schwellwert wird im Konstruktor oder über die Methode <text:span text:style-name="Strong_20_Emphasis"><text:span text:style-name="Source_20_Text">set_parameters</text:span></text:span> gesetzt. </text:p>
            </text:list-item>
          </text:list>
        </text:list-item>
        <text:list-item>
          <text:p text:style-name="P49"><text:span text:style-name="Strong_20_Emphasis">Voreingestellter Wert für </text:span><text:span text:style-name="Strong_20_Emphasis"><text:span text:style-name="Source_20_Text">threshold</text:span></text:span><text:span text:style-name="Strong_20_Emphasis">:</text:span></text:p>
          <text:list>
            <text:list-item>
              <text:p text:style-name="P50">Der Standardwert wurde auf <text:span text:style-name="Source_20_Text">0.5</text:span> gesetzt, Sie können diesen anpassen. </text:p>
            </text:list-item>
          </text:list>
        </text:list-item>
        <text:list-item>
          <text:p text:style-name="P49"><text:span text:style-name="Strong_20_Emphasis">Fehlerbehebung:</text:span></text:p>
          <text:list>
            <text:list-item>
              <text:p text:style-name="P49">Die Variable <text:span text:style-name="Strong_20_Emphasis"><text:span text:style-name="Source_20_Text">threshold</text:span></text:span> wird nun explizit innerhalb der Klasse verwendet. </text:p>
            </text:list-item>
          </text:list>
        </text:list-item>
      </text:list>
      <text:h text:style-name="Heading_20_3" text:outline-level="3">Beispielverwendung:</text:h>
      <text:p text:style-name="Preformatted_20_Text"><text:span text:style-name="Source_20_Text"># Instanziierung des Filters</text:span></text:p>
      <text:p text:style-name="Preformatted_20_Text"><text:span text:style-name="Source_20_Text">kalman_filter = KalmanFilter(process_variance=1e-5, measurement_variance=0.1, threshold=0.3)</text:span></text:p>
      <text:p text:style-name="Preformatted_20_Text"/>
      <text:p text:style-name="Preformatted_20_Text"><text:span text:style-name="Source_20_Text"># Simulation von Messwerten</text:span></text:p>
      <text:p text:style-name="Preformatted_20_Text"><text:span text:style-name="Source_20_Text">measurements = [1.0, 1.2, 2.5, 2.8, 3.0]</text:span></text:p>
      <text:p text:style-name="Preformatted_20_Text"><text:span text:style-name="Source_20_Text">for measurement in measurements:</text:span></text:p>
      <text:p text:style-name="P26"><text:span text:style-name="Source_20_Text"><text:s text:c="4"/>print(kalman_filter.update(measurement))</text:span></text:p>
      <text:h text:style-name="Heading_20_3" text:outline-level="3">Ergebnis:</text:h>
      <text:p text:style-name="Text_20_body">Der Filter wird dynamisch auf starke Abweichungen reagieren und schneller Anpassungen vornehmen. Justieren Sie den Wert von <text:span text:style-name="Strong_20_Emphasis"><text:span text:style-name="Source_20_Text">threshold</text:span></text:span>, um das Verhalten zu optimieren.</text:p>
      <text:p text:style-name="Text_20_body"/>
      <text:p text:style-name="Text_20_body"/>
      <text:p text:style-name="Text_20_body"/>
      <text:p text:style-name="Text_20_body"><text:soft-page-break/>Hier ist der vollständige Code für die <text:span text:style-name="Source_20_Text">NavigationUnit</text:span>-Klasse, angepasst mit der OverwriteQueue-Implementierung:</text:p>
      <text:p text:style-name="Preformatted_20_Text"><text:span text:style-name="Source_20_Text">import math</text:span></text:p>
      <text:p text:style-name="Preformatted_20_Text"><text:span text:style-name="Source_20_Text">import logging</text:span></text:p>
      <text:p text:style-name="Preformatted_20_Text"><text:span text:style-name="Source_20_Text">import threading</text:span></text:p>
      <text:p text:style-name="Preformatted_20_Text"><text:span text:style-name="Source_20_Text">import time</text:span></text:p>
      <text:p text:style-name="Preformatted_20_Text"><text:span text:style-name="Source_20_Text">from queue import Queue, Empty</text:span></text:p>
      <text:p text:style-name="Preformatted_20_Text"/>
      <text:p text:style-name="Preformatted_20_Text"><text:span text:style-name="Source_20_Text">logging.basicConfig(</text:span></text:p>
      <text:p text:style-name="Preformatted_20_Text"><text:span text:style-name="Source_20_Text"><text:s text:c="4"/>level=logging.DEBUG,</text:span></text:p>
      <text:p text:style-name="Preformatted_20_Text"><text:span text:style-name="Source_20_Text"><text:s text:c="4"/>format="%(asctime)s [%(threadName)s] %(levelname)s: %(message)s",</text:span></text:p>
      <text:p text:style-name="Preformatted_20_Text"><text:span text:style-name="Source_20_Text"><text:s text:c="4"/>handlers=[</text:span></text:p>
      <text:p text:style-name="Preformatted_20_Text"><text:span text:style-name="Source_20_Text"><text:s text:c="8"/>logging.StreamHandler()</text:span></text:p>
      <text:p text:style-name="Preformatted_20_Text"><text:span text:style-name="Source_20_Text"><text:s text:c="4"/>]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class OverwriteQueue(Queue):</text:span></text:p>
      <text:p text:style-name="Preformatted_20_Text"><text:span text:style-name="Source_20_Text"><text:s text:c="4"/>"""Eine Queue, die alte Einträge überschreibt, sodass nur der neueste Eintrag existiert."""</text:span></text:p>
      <text:p text:style-name="Preformatted_20_Text"><text:span text:style-name="Source_20_Text"><text:s text:c="4"/>def put(self, item, block=True, timeout=None):</text:span></text:p>
      <text:p text:style-name="Preformatted_20_Text"><text:span text:style-name="Source_20_Text"><text:s text:c="8"/>with self.mutex:</text:span></text:p>
      <text:p text:style-name="Preformatted_20_Text"><text:span text:style-name="Source_20_Text"><text:s text:c="12"/>self.queue.clear() <text:s/># Entfernt alte Befehle</text:span></text:p>
      <text:p text:style-name="Preformatted_20_Text"><text:span text:style-name="Source_20_Text"><text:s text:c="12"/>super().put(item, block, timeout)</text:span></text:p>
      <text:p text:style-name="Preformatted_20_Text"/>
      <text:p text:style-name="Preformatted_20_Text"><text:span text:style-name="Source_20_Text">class NavigationUnit:</text:span></text:p>
      <text:p text:style-name="Preformatted_20_Text"><text:span text:style-name="Source_20_Text"><text:s text:c="4"/>"""Koordinator zwischen Wahrnehmung, Navigationsbefehlen und Steuerung."""</text:span></text:p>
      <text:p text:style-name="Preformatted_20_Text"/>
      <text:p text:style-name="Preformatted_20_Text"><text:span text:style-name="Source_20_Text"><text:s text:c="4"/>def __init__(self, perception_unit, drive_controller, vehicle_constants):</text:span></text:p>
      <text:p text:style-name="Preformatted_20_Text"><text:span text:style-name="Source_20_Text"><text:s text:c="8"/>self._perception_unit = perception_unit</text:span></text:p>
      <text:p text:style-name="Preformatted_20_Text"><text:span text:style-name="Source_20_Text"><text:s text:c="8"/>self._drive_controller = drive_controller</text:span></text:p>
      <text:p text:style-name="Preformatted_20_Text"><text:span text:style-name="Source_20_Text"><text:s text:c="8"/>self._vehicle_constants = vehicle_constants</text:span></text:p>
      <text:p text:style-name="Preformatted_20_Text"/>
      <text:p text:style-name="Preformatted_20_Text"><text:span text:style-name="Source_20_Text"><text:s text:c="8"/>if self._drive_controller is None:</text:span></text:p>
      <text:p text:style-name="Preformatted_20_Text"><text:span text:style-name="Source_20_Text"><text:s text:c="12"/>raise ValueError("Drive Controller darf nicht None sein!")</text:span></text:p>
      <text:p text:style-name="Preformatted_20_Text"/>
      <text:p text:style-name="Preformatted_20_Text"><text:span text:style-name="Source_20_Text"><text:s text:c="8"/># Lokale Komponenten</text:span></text:p>
      <text:p text:style-name="Preformatted_20_Text"><text:span text:style-name="Source_20_Text"><text:s text:c="8"/>self._heading_ctrl = BasicPIDControl(</text:span></text:p>
      <text:p text:style-name="Preformatted_20_Text"><text:span text:style-name="Source_20_Text"><text:s text:c="12"/>vehicle_constants.gainp,</text:span></text:p>
      <text:p text:style-name="Preformatted_20_Text"><text:span text:style-name="Source_20_Text"><text:s text:c="12"/>vehicle_constants.gaini,</text:span></text:p>
      <text:p text:style-name="Preformatted_20_Text"><text:span text:style-name="Source_20_Text"><text:s text:c="12"/>vehicle_constants.gaind,</text:span></text:p>
      <text:p text:style-name="Preformatted_20_Text"><text:span text:style-name="Source_20_Text"><text:s text:c="12"/>vehicle_constants.dead_zone,</text:span></text:p>
      <text:p text:style-name="Preformatted_20_Text"><text:span text:style-name="Source_20_Text"><text:s text:c="12"/>vehicle_constants.max_response,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8"/>self._kalman_filter = KalmanFilter()</text:span></text:p>
      <text:p text:style-name="Preformatted_20_Text"><text:span text:style-name="Source_20_Text"><text:s text:c="8"/>self._enabled = False</text:span></text:p>
      <text:p text:style-name="Preformatted_20_Text"><text:span text:style-name="Source_20_Text"><text:s text:c="8"/>self._desired_heading = 0.0</text:span></text:p>
      <text:p text:style-name="Preformatted_20_Text"><text:span text:style-name="Source_20_Text"><text:s text:c="8"/>self._angle_const = 0.0</text:span></text:p>
      <text:p text:style-name="Preformatted_20_Text"/>
      <text:p text:style-name="Preformatted_20_Text"><text:span text:style-name="Source_20_Text"><text:s text:c="8"/># OverwriteQueue für Befehle</text:span></text:p>
      <text:p text:style-name="Preformatted_20_Text"><text:span text:style-name="Source_20_Text"><text:s text:c="8"/>self._command_queue = OverwriteQueue(maxsize=1)</text:span></text:p>
      <text:p text:style-name="Preformatted_20_Text"/>
      <text:p text:style-name="Preformatted_20_Text"><text:span text:style-name="Source_20_Text"><text:s text:c="8"/># Threads starten</text:span></text:p>
      <text:p text:style-name="Preformatted_20_Text"><text:span text:style-name="Source_20_Text"><text:s text:c="8"/>self._running = True</text:span></text:p>
      <text:p text:style-name="Preformatted_20_Text"><text:span text:style-name="Source_20_Text"><text:s text:c="8"/>self._command_thread = threading.Thread(target=self._send_commands, daemon=True)</text:span></text:p>
      <text:p text:style-name="Preformatted_20_Text"><text:span text:style-name="Source_20_Text"><text:s text:c="8"/>self._command_thread.start()</text:span></text:p>
      <text:p text:style-name="Preformatted_20_Text"/>
      <text:p text:style-name="Preformatted_20_Text"><text:span text:style-name="Source_20_Text"><text:s text:c="4"/>@staticmethod</text:span></text:p>
      <text:p text:style-name="Preformatted_20_Text"><text:span text:style-name="Source_20_Text"><text:s text:c="4"/>def calculate_angle_difference(observed_heading, desired_heading):</text:span></text:p>
      <text:p text:style-name="Preformatted_20_Text"><text:span text:style-name="Source_20_Text"><text:s text:c="8"/>"""Berechnet die kürzeste Differenz und Richtung zwischen zwei Winkeln (0–360°)."""</text:span></text:p>
      <text:p text:style-name="Preformatted_20_Text"><text:soft-page-break/><text:span text:style-name="Source_20_Text"><text:s text:c="8"/>diff = (desired_heading - observed_heading + 360) % 360</text:span></text:p>
      <text:p text:style-name="Preformatted_20_Text"><text:span text:style-name="Source_20_Text"><text:s text:c="8"/>direction = 1 if diff &gt; 180 else 2 <text:s/># 1 = Backbord, 2 = Steuerbord</text:span></text:p>
      <text:p text:style-name="Preformatted_20_Text"><text:span text:style-name="Source_20_Text"><text:s text:c="8"/>if diff &gt; 180:</text:span></text:p>
      <text:p text:style-name="Preformatted_20_Text"><text:span text:style-name="Source_20_Text"><text:s text:c="12"/>diff -= 360 <text:s/># Negative Werte für Drehrichtung Backbord</text:span></text:p>
      <text:p text:style-name="Preformatted_20_Text"><text:span text:style-name="Source_20_Text"><text:s text:c="8"/>return diff, direction</text:span></text:p>
      <text:p text:style-name="Preformatted_20_Text"/>
      <text:p text:style-name="Preformatted_20_Text"><text:span text:style-name="Source_20_Text"><text:s text:c="4"/>def update(self):</text:span></text:p>
      <text:p text:style-name="Preformatted_20_Text"><text:span text:style-name="Source_20_Text"><text:s text:c="8"/>"""Aktualisiert die Steuerung basierend auf neuen Sensordaten."""</text:span></text:p>
      <text:p text:style-name="Preformatted_20_Text"><text:span text:style-name="Source_20_Text"><text:s text:c="8"/>if not self._enabled:</text:span></text:p>
      <text:p text:style-name="Preformatted_20_Text"><text:span text:style-name="Source_20_Text"><text:s text:c="12"/>return</text:span></text:p>
      <text:p text:style-name="Preformatted_20_Text"/>
      <text:p text:style-name="Preformatted_20_Text"><text:span text:style-name="Source_20_Text"><text:s text:c="8"/># Sensor readings</text:span></text:p>
      <text:p text:style-name="Preformatted_20_Text"><text:span text:style-name="Source_20_Text"><text:s text:c="8"/>observed_heading = self._perception_unit.observed_heading</text:span></text:p>
      <text:p text:style-name="Preformatted_20_Text"><text:span text:style-name="Source_20_Text"><text:s text:c="8"/>if observed_heading is None:</text:span></text:p>
      <text:p text:style-name="Preformatted_20_Text"><text:span text:style-name="Source_20_Text"><text:s text:c="12"/>logging.warning("NAV: Observed heading is None. Skipping update.")</text:span></text:p>
      <text:p text:style-name="Preformatted_20_Text"><text:span text:style-name="Source_20_Text"><text:s text:c="12"/>return</text:span></text:p>
      <text:p text:style-name="Preformatted_20_Text"/>
      <text:p text:style-name="Preformatted_20_Text"><text:span text:style-name="Source_20_Text"><text:s text:c="8"/>desired_heading = self._perception_unit.observed_navigation</text:span></text:p>
      <text:p text:style-name="Preformatted_20_Text"><text:span text:style-name="Source_20_Text"><text:s text:c="8"/>if desired_heading is None or not isinstance(desired_heading, (int, float)):</text:span></text:p>
      <text:p text:style-name="Preformatted_20_Text"><text:span text:style-name="Source_20_Text"><text:s text:c="12"/>logging.error(f"NAV: Invalid desired_heading: {desired_heading}")</text:span></text:p>
      <text:p text:style-name="Preformatted_20_Text"><text:span text:style-name="Source_20_Text"><text:s text:c="12"/>return</text:span></text:p>
      <text:p text:style-name="Preformatted_20_Text"/>
      <text:p text:style-name="Preformatted_20_Text"><text:span text:style-name="Source_20_Text"><text:s text:c="8"/>speed = self._perception_unit.observed_speed() or 1.0 <text:s/># Default speed for testing</text:span></text:p>
      <text:p text:style-name="Preformatted_20_Text"/>
      <text:p text:style-name="Preformatted_20_Text"><text:span text:style-name="Source_20_Text"><text:s text:c="8"/># Kalman-Filter anwenden</text:span></text:p>
      <text:p text:style-name="Preformatted_20_Text"><text:span text:style-name="Source_20_Text"><text:s text:c="8"/>filtered_heading = self._kalman_filter.update(observed_heading)</text:span></text:p>
      <text:p text:style-name="Preformatted_20_Text"/>
      <text:p text:style-name="Preformatted_20_Text"><text:span text:style-name="Source_20_Text"><text:s text:c="8"/># Winkelunterschied berechnen</text:span></text:p>
      <text:p text:style-name="Preformatted_20_Text"><text:span text:style-name="Source_20_Text"><text:s text:c="8"/>diff, direction = self.calculate_angle_difference(filtered_heading, desired_heading)</text:span></text:p>
      <text:p text:style-name="Preformatted_20_Text"/>
      <text:p text:style-name="Preformatted_20_Text"><text:span text:style-name="Source_20_Text"><text:s text:c="8"/># Innerhalb der Toleranz?</text:span></text:p>
      <text:p text:style-name="Preformatted_20_Text"><text:span text:style-name="Source_20_Text"><text:s text:c="8"/>if abs(diff) &lt; 2:</text:span></text:p>
      <text:p text:style-name="Preformatted_20_Text"><text:span text:style-name="Source_20_Text"><text:s text:c="12"/>logging.debug("NAV: Heading within tolerance, no adjustment needed.")</text:span></text:p>
      <text:p text:style-name="Preformatted_20_Text"><text:span text:style-name="Source_20_Text"><text:s text:c="12"/>return</text:span></text:p>
      <text:p text:style-name="Preformatted_20_Text"/>
      <text:p text:style-name="Preformatted_20_Text"><text:span text:style-name="Source_20_Text"><text:s text:c="8"/># PID-Update</text:span></text:p>
      <text:p text:style-name="Preformatted_20_Text"><text:span text:style-name="Source_20_Text"><text:s text:c="8"/>dt = 1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steering_adjustment = self._heading_ctrl.update(</text:span></text:p>
      <text:p text:style-name="Preformatted_20_Text"><text:span text:style-name="Source_20_Text"><text:s text:c="16"/>v_d=desired_heading, v_m=filtered_heading, dt=dt</text:span></text:p>
      <text:p text:style-name="Preformatted_20_Text"><text:span text:style-name="Source_20_Text"><text:s text:c="12"/>)</text:span></text:p>
      <text:p text:style-name="Preformatted_20_Text"><text:span text:style-name="Source_20_Text"><text:s text:c="8"/>except Exception as ex:</text:span></text:p>
      <text:p text:style-name="Preformatted_20_Text"><text:span text:style-name="Source_20_Text"><text:s text:c="12"/>logging.exception("NAV: PID update error - %s", ex)</text:span></text:p>
      <text:p text:style-name="Preformatted_20_Text"><text:span text:style-name="Source_20_Text"><text:s text:c="12"/>return</text:span></text:p>
      <text:p text:style-name="Preformatted_20_Text"/>
      <text:p text:style-name="Preformatted_20_Text"><text:span text:style-name="Source_20_Text"><text:s text:c="8"/># Finaler Befehl</text:span></text:p>
      <text:p text:style-name="Preformatted_20_Text"><text:span text:style-name="Source_20_Text"><text:s text:c="8"/>final_steering = steering_adjustment + self._angle_const</text:span></text:p>
      <text:p text:style-name="Preformatted_20_Text"><text:span text:style-name="Source_20_Text"><text:s text:c="8"/>command = {"steering": final_steering, "speed": speed, "angle_const": self._angle_const}</text:span></text:p>
      <text:p text:style-name="Preformatted_20_Text"/>
      <text:p text:style-name="Preformatted_20_Text"><text:span text:style-name="Source_20_Text"><text:s text:c="8"/># Befehl in die Queue setzen</text:span></text:p>
      <text:p text:style-name="Preformatted_20_Text"><text:span text:style-name="Source_20_Text"><text:s text:c="8"/>self._command_queue.put(command)</text:span></text:p>
      <text:p text:style-name="Preformatted_20_Text"><text:span text:style-name="Source_20_Text"><text:s text:c="8"/>logging.debug("NAV: Command queued: %s", command)</text:span></text:p>
      <text:p text:style-name="Preformatted_20_Text"/>
      <text:p text:style-name="Preformatted_20_Text"><text:span text:style-name="Source_20_Text"><text:s text:c="4"/>def _send_commands(self):</text:span></text:p>
      <text:p text:style-name="Preformatted_20_Text"><text:span text:style-name="Source_20_Text"><text:s text:c="8"/>"""Thread-Funktion zum Senden von Steuerbefehlen an den Drive_Controller."""</text:span></text:p>
      <text:p text:style-name="Preformatted_20_Text"><text:span text:style-name="Source_20_Text"><text:s text:c="8"/>while self._running:</text:span></text:p>
      <text:p text:style-name="Preformatted_20_Text"><text:span text:style-name="Source_20_Text"><text:s text:c="12"/>try:</text:span></text:p>
      <text:p text:style-name="Preformatted_20_Text"><text:span text:style-name="Source_20_Text"><text:s text:c="16"/>command = None</text:span></text:p>
      <text:p text:style-name="Preformatted_20_Text"><text:soft-page-break/><text:span text:style-name="Source_20_Text"><text:s text:c="16"/>try:</text:span></text:p>
      <text:p text:style-name="Preformatted_20_Text"><text:span text:style-name="Source_20_Text"><text:s text:c="20"/>command = self._command_queue.get(timeout=0.1)</text:span></text:p>
      <text:p text:style-name="Preformatted_20_Text"><text:span text:style-name="Source_20_Text"><text:s text:c="16"/>except Empty:</text:span></text:p>
      <text:p text:style-name="Preformatted_20_Text"><text:span text:style-name="Source_20_Text"><text:s text:c="20"/>continue <text:s/># Keine neuen Befehle</text:span></text:p>
      <text:p text:style-name="Preformatted_20_Text"/>
      <text:p text:style-name="Preformatted_20_Text"><text:span text:style-name="Source_20_Text"><text:s text:c="16"/>if command and self._drive_controller.is_ready():</text:span></text:p>
      <text:p text:style-name="Preformatted_20_Text"><text:span text:style-name="Source_20_Text"><text:s text:c="20"/>final_steering = command["steering"]</text:span></text:p>
      <text:p text:style-name="Preformatted_20_Text"><text:span text:style-name="Source_20_Text"><text:s text:c="20"/>speed = command["speed"]</text:span></text:p>
      <text:p text:style-name="Preformatted_20_Text"><text:span text:style-name="Source_20_Text"><text:s text:c="20"/>angle_const = command["angle_const"]</text:span></text:p>
      <text:p text:style-name="Preformatted_20_Text"/>
      <text:p text:style-name="Preformatted_20_Text"><text:span text:style-name="Source_20_Text"><text:s text:c="20"/>logging.debug(f"NAV: Sending command - Steering: {final_steering}, Speed: {speed}")</text:span></text:p>
      <text:p text:style-name="Preformatted_20_Text"><text:span text:style-name="Source_20_Text"><text:s text:c="20"/>try:</text:span></text:p>
      <text:p text:style-name="Preformatted_20_Text"><text:span text:style-name="Source_20_Text"><text:s text:c="24"/>self._drive_controller.control_ruder(</text:span></text:p>
      <text:p text:style-name="Preformatted_20_Text"><text:span text:style-name="Source_20_Text"><text:s text:c="28"/>final_steering=final_steering,</text:span></text:p>
      <text:p text:style-name="Preformatted_20_Text"><text:span text:style-name="Source_20_Text"><text:s text:c="28"/>speed=speed,</text:span></text:p>
      <text:p text:style-name="Preformatted_20_Text"><text:span text:style-name="Source_20_Text"><text:s text:c="28"/>angle_const=angle_const</text:span></text:p>
      <text:p text:style-name="Preformatted_20_Text"><text:span text:style-name="Source_20_Text"><text:s text:c="24"/>)</text:span></text:p>
      <text:p text:style-name="Preformatted_20_Text"><text:span text:style-name="Source_20_Text"><text:s text:c="20"/>except Exception as ex:</text:span></text:p>
      <text:p text:style-name="Preformatted_20_Text"><text:span text:style-name="Source_20_Text"><text:s text:c="24"/>logging.exception(f"NAV: Error sending command - {ex}")</text:span></text:p>
      <text:p text:style-name="Preformatted_20_Text"><text:span text:style-name="Source_20_Text"><text:s text:c="12"/>except Exception as e:</text:span></text:p>
      <text:p text:style-name="Preformatted_20_Text"><text:span text:style-name="Source_20_Text"><text:s text:c="16"/>logging.exception(f"NAV: Unexpected error in _send_commands - {e}")</text:span></text:p>
      <text:p text:style-name="Preformatted_20_Text"><text:span text:style-name="Source_20_Text"><text:s text:c="16"/>time.sleep(0.1)</text:span></text:p>
      <text:p text:style-name="Preformatted_20_Text"/>
      <text:p text:style-name="Preformatted_20_Text"><text:span text:style-name="Source_20_Text"><text:s text:c="4"/>def update_angle_const(self, recent_adjustments):</text:span></text:p>
      <text:p text:style-name="Preformatted_20_Text"><text:span text:style-name="Source_20_Text"><text:s text:c="8"/>"""Aktualisiert angle_const basierend auf den letzten Anpassungen."""</text:span></text:p>
      <text:p text:style-name="Preformatted_20_Text"><text:span text:style-name="Source_20_Text"><text:s text:c="8"/>if not recent_adjustments:</text:span></text:p>
      <text:p text:style-name="Preformatted_20_Text"><text:span text:style-name="Source_20_Text"><text:s text:c="12"/>logging.warning("No recent adjustments provided for angle_const.")</text:span></text:p>
      <text:p text:style-name="Preformatted_20_Text"><text:span text:style-name="Source_20_Text"><text:s text:c="12"/>return</text:span></text:p>
      <text:p text:style-name="Preformatted_20_Text"><text:span text:style-name="Source_20_Text"><text:s text:c="8"/>avg_adjustment = sum(recent_adjustments) / len(recent_adjustments)</text:span></text:p>
      <text:p text:style-name="Preformatted_20_Text"><text:span text:style-name="Source_20_Text"><text:s text:c="8"/>self._angle_const = round(avg_adjustment)</text:span></text:p>
      <text:p text:style-name="Preformatted_20_Text"/>
      <text:p text:style-name="Preformatted_20_Text"><text:span text:style-name="Source_20_Text"><text:s text:c="4"/>def set_heading(self, heading):</text:span></text:p>
      <text:p text:style-name="Preformatted_20_Text"><text:span text:style-name="Source_20_Text"><text:s text:c="8"/>"""Setzt den gewünschten Kurs."""</text:span></text:p>
      <text:p text:style-name="Preformatted_20_Text"><text:span text:style-name="Source_20_Text"><text:s text:c="8"/>if not isinstance(heading, (float, int)):</text:span></text:p>
      <text:p text:style-name="Preformatted_20_Text"><text:span text:style-name="Source_20_Text"><text:s text:c="12"/>raise ValueError("Heading must be a number.")</text:span></text:p>
      <text:p text:style-name="Preformatted_20_Text"><text:span text:style-name="Source_20_Text"><text:s text:c="8"/>logging.debug(f"Setting desired heading to: {heading}")</text:span></text:p>
      <text:p text:style-name="Preformatted_20_Text"><text:span text:style-name="Source_20_Text"><text:s text:c="8"/>self._desired_heading = heading</text:span></text:p>
      <text:p text:style-name="Preformatted_20_Text"><text:span text:style-name="Source_20_Text"><text:s text:c="8"/>self.start()</text:span></text:p>
      <text:p text:style-name="Preformatted_20_Text"/>
      <text:p text:style-name="Preformatted_20_Text"><text:span text:style-name="Source_20_Text"><text:s text:c="4"/>def start(self):</text:span></text:p>
      <text:p text:style-name="Preformatted_20_Text"><text:span text:style-name="Source_20_Text"><text:s text:c="8"/>"""Aktiviert die Navigation."""</text:span></text:p>
      <text:p text:style-name="Preformatted_20_Text"><text:span text:style-name="Source_20_Text"><text:s text:c="8"/>self._enabled = True</text:span></text:p>
      <text:p text:style-name="Preformatted_20_Text"/>
      <text:p text:style-name="Preformatted_20_Text"><text:span text:style-name="Source_20_Text"><text:s text:c="4"/>def stop(self):</text:span></text:p>
      <text:p text:style-name="Preformatted_20_Text"><text:span text:style-name="Source_20_Text"><text:s text:c="8"/>"""Deaktiviert die Navigation und beendet die Threads."""</text:span></text:p>
      <text:p text:style-name="Preformatted_20_Text"><text:span text:style-name="Source_20_Text"><text:s text:c="8"/>self._enabled = False</text:span></text:p>
      <text:p text:style-name="Preformatted_20_Text"><text:span text:style-name="Source_20_Text"><text:s text:c="8"/>self._desired_heading = 0.0</text:span></text:p>
      <text:p text:style-name="Preformatted_20_Text"><text:span text:style-name="Source_20_Text"><text:s text:c="8"/>self._angle_const = 0.0</text:span></text:p>
      <text:p text:style-name="Preformatted_20_Text"><text:span text:style-name="Source_20_Text"><text:s text:c="8"/>self._running = False</text:span></text:p>
      <text:p text:style-name="P26"><text:span text:style-name="Source_20_Text"><text:s text:c="8"/>self._command_thread.join()</text:span></text:p>
      <text:p text:style-name="Horizontal_20_Line"/>
      <text:h text:style-name="Heading_20_3" text:outline-level="3">Zusammenfassung</text:h>
      <text:list text:style-name="L26">
        <text:list-item>
          <text:p text:style-name="P51"><text:span text:style-name="Strong_20_Emphasis">OverwriteQueue:</text:span> Löscht alte Einträge und hält nur den neuesten. </text:p>
        </text:list-item>
        <text:list-item>
          <text:p text:style-name="P51"><text:span text:style-name="Strong_20_Emphasis">Optimierte </text:span><text:span text:style-name="Strong_20_Emphasis"><text:span text:style-name="Source_20_Text">update</text:span></text:span><text:span text:style-name="Strong_20_Emphasis">:</text:span> Berechnet den Befehl und fügt ihn der Queue hinzu. </text:p>
        </text:list-item>
        <text:list-item>
          <text:p text:style-name="P51"><text:span text:style-name="Strong_20_Emphasis">Thread-Sicherheit:</text:span> Kein direkter Lock erforderlich, da die Queue synchronisiert arbeitet. </text:p>
        </text:list-item>
        <text:list-item>
          <text:p text:style-name="P52"><text:span text:style-name="Strong_20_Emphasis">Klarheit und Effizienz:</text:span> Der Drive Controller bekommt immer den aktuellsten Befehl. </text:p>
        </text:list-item>
      </text:list>
      <text:p text:style-name="Text_20_body"><text:soft-page-break/>Falls weitere Anpassungen erforderlich sind, lass es mich wissen!</text:p>
      <text:p text:style-name="Text_20_body">Hier ist eine angepasste Version von <text:span text:style-name="Source_20_Text">Drive_Controller</text:span>, die mit der <text:span text:style-name="Source_20_Text">OverwriteQueue</text:span> aus der neuen <text:span text:style-name="Source_20_Text">NavigationUnit</text:span> zusammenarbeitet und eine bessere Integration ermöglicht.</text:p>
      <text:p text:style-name="Preformatted_20_Text"><text:span text:style-name="Source_20_Text">import threading</text:span></text:p>
      <text:p text:style-name="Preformatted_20_Text"><text:span text:style-name="Source_20_Text">import time</text:span></text:p>
      <text:p text:style-name="Preformatted_20_Text"><text:span text:style-name="Source_20_Text">import logging</text:span></text:p>
      <text:p text:style-name="Preformatted_20_Text"><text:span text:style-name="Source_20_Text">import smbus</text:span></text:p>
      <text:p text:style-name="Preformatted_20_Text"><text:span text:style-name="Source_20_Text">from queue import Queue, Empty</text:span></text:p>
      <text:p text:style-name="Preformatted_20_Text"/>
      <text:p text:style-name="Preformatted_20_Text"><text:span text:style-name="Source_20_Text">logging.basicConfig(</text:span></text:p>
      <text:p text:style-name="Preformatted_20_Text"><text:span text:style-name="Source_20_Text"><text:s text:c="4"/>level=logging.DEBUG,</text:span></text:p>
      <text:p text:style-name="Preformatted_20_Text"><text:span text:style-name="Source_20_Text"><text:s text:c="4"/>format="%(asctime)s [%(threadName)s] %(levelname)s: %(message)s",</text:span></text:p>
      <text:p text:style-name="Preformatted_20_Text"><text:span text:style-name="Source_20_Text"><text:s text:c="4"/>handlers=[</text:span></text:p>
      <text:p text:style-name="Preformatted_20_Text"><text:span text:style-name="Source_20_Text"><text:s text:c="8"/>logging.StreamHandler()</text:span></text:p>
      <text:p text:style-name="Preformatted_20_Text"><text:span text:style-name="Source_20_Text"><text:s text:c="4"/>]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PWM_CMD = 1 <text:s/># Befehl für PWM und Richtung</text:span></text:p>
      <text:p text:style-name="Preformatted_20_Text"/>
      <text:p text:style-name="Preformatted_20_Text"><text:span text:style-name="Source_20_Text">class Drive_Controller:</text:span></text:p>
      <text:p text:style-name="Preformatted_20_Text"><text:span text:style-name="Source_20_Text"><text:s text:c="4"/>def __init__(self, address=0x21, i2c_bus=None, debug=False):</text:span></text:p>
      <text:p text:style-name="Preformatted_20_Text"><text:span text:style-name="Source_20_Text"><text:s text:c="8"/>self.debug = debug</text:span></text:p>
      <text:p text:style-name="Preformatted_20_Text"><text:span text:style-name="Source_20_Text"><text:s text:c="8"/>self.controller_address = address</text:span></text:p>
      <text:p text:style-name="Preformatted_20_Text"><text:span text:style-name="Source_20_Text"><text:s text:c="8"/>self.i2c_bus = i2c_bus or smbus.SMBus(1)</text:span></text:p>
      <text:p text:style-name="Preformatted_20_Text"><text:span text:style-name="Source_20_Text"><text:s text:c="8"/>self.max_speed = 6.8</text:span></text:p>
      <text:p text:style-name="Preformatted_20_Text"><text:span text:style-name="Source_20_Text"><text:s text:c="8"/>self.command_queue = Queue(maxsize=1) <text:s/># OverwriteQueue durch reguläre Queue mit maxsize=1 simuliert</text:span></text:p>
      <text:p text:style-name="Preformatted_20_Text"><text:span text:style-name="Source_20_Text"><text:s text:c="8"/>self.running = True</text:span></text:p>
      <text:p text:style-name="Preformatted_20_Text"/>
      <text:p text:style-name="Preformatted_20_Text"><text:span text:style-name="Source_20_Text"><text:s text:c="8"/># Startet den Controller-Thread</text:span></text:p>
      <text:p text:style-name="Preformatted_20_Text"><text:span text:style-name="Source_20_Text"><text:s text:c="8"/>self.thread = threading.Thread(target=self._run, name="DriveControllerThread", daemon=True)</text:span></text:p>
      <text:p text:style-name="Preformatted_20_Text"><text:span text:style-name="Source_20_Text"><text:s text:c="8"/>self.thread.start()</text:span></text:p>
      <text:p text:style-name="Preformatted_20_Text"><text:span text:style-name="Source_20_Text"><text:s text:c="8"/>logging.debug("Drive_Controller-Thread wurde gestartet.")</text:span></text:p>
      <text:p text:style-name="Preformatted_20_Text"/>
      <text:p text:style-name="Preformatted_20_Text"><text:span text:style-name="Source_20_Text"><text:s text:c="4"/>def calculate_pulse_duration(self, speed):</text:span></text:p>
      <text:p text:style-name="Preformatted_20_Text"><text:span text:style-name="Source_20_Text"><text:s text:c="8"/>if speed &lt;= 0:</text:span></text:p>
      <text:p text:style-name="Preformatted_20_Text"><text:span text:style-name="Source_20_Text"><text:s text:c="12"/>return 0</text:span></text:p>
      <text:p text:style-name="Preformatted_20_Text"><text:span text:style-name="Source_20_Text"><text:s text:c="8"/>normalized_speed = max(0, min(speed / self.max_speed, 1))</text:span></text:p>
      <text:p text:style-name="Preformatted_20_Text"><text:span text:style-name="Source_20_Text"><text:s text:c="8"/>return 2 - (1.5 * normalized_speed)</text:span></text:p>
      <text:p text:style-name="Preformatted_20_Text"/>
      <text:p text:style-name="Preformatted_20_Text"><text:span text:style-name="Source_20_Text"><text:s text:c="4"/>def send_command(self, pwm_value, direction)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self.i2c_bus.write_i2c_block_data(self.controller_address, PWM_CMD, [pwm_value, direction])</text:span></text:p>
      <text:p text:style-name="Preformatted_20_Text"><text:span text:style-name="Source_20_Text"><text:s text:c="12"/>logging.debug(f"Drive: Command sent: PWM={pwm_value}, Direction={direction}")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logging.error(f"Drive: Fehler beim Senden des Befehls: {e}")</text:span></text:p>
      <text:p text:style-name="Preformatted_20_Text"/>
      <text:p text:style-name="Preformatted_20_Text"><text:span text:style-name="Source_20_Text"><text:s text:c="4"/>def control_ruder(self, final_steering, speed, angle_const=0):</text:span></text:p>
      <text:p text:style-name="Preformatted_20_Text"><text:span text:style-name="Source_20_Text"><text:s text:c="8"/>"""Setzt den neuesten Befehl in die Queue."""</text:span></text:p>
      <text:p text:style-name="Preformatted_20_Text"><text:span text:style-name="Source_20_Text"><text:s text:c="8"/>command = (final_steering, speed, angle_const)</text:span></text:p>
      <text:p text:style-name="Preformatted_20_Text"><text:span text:style-name="Source_20_Text"><text:s text:c="8"/>if not self.command_queue.full():</text:span></text:p>
      <text:p text:style-name="Preformatted_20_Text"><text:span text:style-name="Source_20_Text"><text:s text:c="12"/>logging.debug(f"Drive_Controller: Neuer Befehl in die Queue gestellt - {command}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logging.debug(f"Drive_Controller: Alter Befehl überschrieben - {command}")</text:span></text:p>
      <text:p text:style-name="Preformatted_20_Text"><text:span text:style-name="Source_20_Text"><text:s text:c="8"/>self.command_queue.put(command)</text:span></text:p>
      <text:p text:style-name="Preformatted_20_Text"/>
      <text:p text:style-name="Preformatted_20_Text"><text:soft-page-break/><text:span text:style-name="Source_20_Text"><text:s text:c="4"/>def _send_command_to_hardware(self, steering, speed, angle_const):</text:span></text:p>
      <text:p text:style-name="Preformatted_20_Text"><text:span text:style-name="Source_20_Text"><text:s text:c="8"/>pwm_value = max(0, min(int(abs(steering) * 255 / 25), 255))</text:span></text:p>
      <text:p text:style-name="Preformatted_20_Text"><text:span text:style-name="Source_20_Text"><text:s text:c="8"/>direction = 1 if steering &gt; 0 else 2</text:span></text:p>
      <text:p text:style-name="Preformatted_20_Text"><text:span text:style-name="Source_20_Text"><text:s text:c="8"/>pulse_duration = self.calculate_pulse_duration(speed)</text:span></text:p>
      <text:p text:style-name="Preformatted_20_Text"/>
      <text:p text:style-name="Preformatted_20_Text"><text:span text:style-name="Source_20_Text"><text:s text:c="8"/>logging.debug(f"Drive_Controller: PWM={pwm_value}, Direction={direction}, Pulse={pulse_duration}")</text:span></text:p>
      <text:p text:style-name="Preformatted_20_Text"><text:span text:style-name="Source_20_Text"><text:s text:c="8"/>self.send_command(pwm_value, direction)</text:span></text:p>
      <text:p text:style-name="Preformatted_20_Text"><text:span text:style-name="Source_20_Text"><text:s text:c="8"/>time.sleep(pulse_duration)</text:span></text:p>
      <text:p text:style-name="Preformatted_20_Text"><text:span text:style-name="Source_20_Text"><text:s text:c="8"/>self.send_command(0, 0)</text:span></text:p>
      <text:p text:style-name="Preformatted_20_Text"/>
      <text:p text:style-name="Preformatted_20_Text"><text:span text:style-name="Source_20_Text"><text:s text:c="4"/>def _run(self):</text:span></text:p>
      <text:p text:style-name="Preformatted_20_Text"><text:span text:style-name="Source_20_Text"><text:s text:c="8"/>while self.running:</text:span></text:p>
      <text:p text:style-name="Preformatted_20_Text"><text:span text:style-name="Source_20_Text"><text:s text:c="12"/>try:</text:span></text:p>
      <text:p text:style-name="Preformatted_20_Text"><text:span text:style-name="Source_20_Text"><text:s text:c="16"/>logging.debug("Drive_Controller: Warte auf neues Kommando in der Queue...")</text:span></text:p>
      <text:p text:style-name="Preformatted_20_Text"><text:span text:style-name="Source_20_Text"><text:s text:c="16"/>try:</text:span></text:p>
      <text:p text:style-name="Preformatted_20_Text"><text:span text:style-name="Source_20_Text"><text:s text:c="20"/>command = self.command_queue.get(timeout=0.1) <text:s/># Holt den neuesten Befehl</text:span></text:p>
      <text:p text:style-name="Preformatted_20_Text"><text:span text:style-name="Source_20_Text"><text:s text:c="16"/>except Empty:</text:span></text:p>
      <text:p text:style-name="Preformatted_20_Text"><text:span text:style-name="Source_20_Text"><text:s text:c="20"/>continue <text:s/># Keine neuen Befehle</text:span></text:p>
      <text:p text:style-name="Preformatted_20_Text"/>
      <text:p text:style-name="Preformatted_20_Text"><text:span text:style-name="Source_20_Text"><text:s text:c="16"/>if command:</text:span></text:p>
      <text:p text:style-name="Preformatted_20_Text"><text:span text:style-name="Source_20_Text"><text:s text:c="20"/>steering, speed, angle_const = command</text:span></text:p>
      <text:p text:style-name="Preformatted_20_Text"><text:span text:style-name="Source_20_Text"><text:s text:c="20"/>logging.debug(f"Drive_Controller: Processing command - Steering={steering}, Speed={speed}, Angle={angle_const}")</text:span></text:p>
      <text:p text:style-name="Preformatted_20_Text"><text:span text:style-name="Source_20_Text"><text:s text:c="20"/>try:</text:span></text:p>
      <text:p text:style-name="Preformatted_20_Text"><text:span text:style-name="Source_20_Text"><text:s text:c="24"/>self._send_command_to_hardware(steering, speed, angle_const)</text:span></text:p>
      <text:p text:style-name="Preformatted_20_Text"><text:span text:style-name="Source_20_Text"><text:s text:c="20"/>except Exception as e:</text:span></text:p>
      <text:p text:style-name="Preformatted_20_Text"><text:span text:style-name="Source_20_Text"><text:s text:c="24"/>logging.error(f"Drive_Controller: Fehler bei der Verarbeitung des Befehls - {e}")</text:span></text:p>
      <text:p text:style-name="Preformatted_20_Text"><text:span text:style-name="Source_20_Text"><text:s text:c="12"/>except Exception as e:</text:span></text:p>
      <text:p text:style-name="Preformatted_20_Text"><text:span text:style-name="Source_20_Text"><text:s text:c="16"/>logging.exception(f"Drive_Controller: Unerwarteter Fehler im Run-Thread - {e}")</text:span></text:p>
      <text:p text:style-name="Preformatted_20_Text"><text:span text:style-name="Source_20_Text"><text:s text:c="16"/>time.sleep(0.1)</text:span></text:p>
      <text:p text:style-name="Preformatted_20_Text"/>
      <text:p text:style-name="Preformatted_20_Text"><text:span text:style-name="Source_20_Text"><text:s text:c="4"/>def halt(self):</text:span></text:p>
      <text:p text:style-name="Preformatted_20_Text"><text:span text:style-name="Source_20_Text"><text:s text:c="8"/>"""Stoppt den Drive_Controller."""</text:span></text:p>
      <text:p text:style-name="Preformatted_20_Text"><text:span text:style-name="Source_20_Text"><text:s text:c="8"/>self.running = False</text:span></text:p>
      <text:p text:style-name="Preformatted_20_Text"><text:span text:style-name="Source_20_Text"><text:s text:c="8"/>self.thread.join()</text:span></text:p>
      <text:p text:style-name="Preformatted_20_Text"><text:span text:style-name="Source_20_Text"><text:s text:c="8"/>self.send_command(0, 0)</text:span></text:p>
      <text:p text:style-name="Preformatted_20_Text"><text:span text:style-name="Source_20_Text"><text:s text:c="8"/>logging.debug("Drive_Controller gestoppt.")</text:span></text:p>
      <text:p text:style-name="Preformatted_20_Text"/>
      <text:p text:style-name="Preformatted_20_Text"><text:span text:style-name="Source_20_Text"><text:s text:c="4"/>def is_ready(self):</text:span></text:p>
      <text:p text:style-name="Preformatted_20_Text"><text:span text:style-name="Source_20_Text"><text:s text:c="8"/>"""Prüft, ob der Controller bereit für neue Befehle ist."""</text:span></text:p>
      <text:p text:style-name="Preformatted_20_Text"><text:span text:style-name="Source_20_Text"><text:s text:c="8"/>return not self.command_queue.full()</text:span></text:p>
      <text:p text:style-name="Preformatted_20_Text"/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controller = Drive_Controller(debug=True)</text:span></text:p>
      <text:p text:style-name="Preformatted_20_Text"/>
      <text:p text:style-name="Preformatted_20_Text"><text:span text:style-name="Source_20_Text"><text:s text:c="4"/>try:</text:span></text:p>
      <text:p text:style-name="Preformatted_20_Text"><text:span text:style-name="Source_20_Text"><text:s text:c="8"/>logging.debug("Hauptprogramm: Sende erstes Kommando an Drive_Controller.")</text:span></text:p>
      <text:p text:style-name="Preformatted_20_Text"><text:span text:style-name="Source_20_Text"><text:s text:c="8"/>controller.control_ruder(final_steering=10, speed=3.0, angle_const=5)</text:span></text:p>
      <text:p text:style-name="Preformatted_20_Text"><text:span text:style-name="Source_20_Text"><text:s text:c="8"/>time.sleep(1)</text:span></text:p>
      <text:p text:style-name="Preformatted_20_Text"><text:span text:style-name="Source_20_Text"><text:s text:c="8"/>logging.debug("Hauptprogramm: Sende zweites Kommando an Drive_Controller.")</text:span></text:p>
      <text:p text:style-name="Preformatted_20_Text"><text:span text:style-name="Source_20_Text"><text:s text:c="8"/>controller.control_ruder(final_steering=-15, speed=4.5, angle_const=-3)</text:span></text:p>
      <text:p text:style-name="Preformatted_20_Text"><text:span text:style-name="Source_20_Text"><text:s text:c="8"/>time.sleep(1)</text:span></text:p>
      <text:p text:style-name="Preformatted_20_Text"><text:span text:style-name="Source_20_Text"><text:s text:c="8"/>logging.debug("Hauptprogramm: Sende drittes Kommando an Drive_Controller.")</text:span></text:p>
      <text:p text:style-name="Preformatted_20_Text"><text:span text:style-name="Source_20_Text"><text:s text:c="8"/>controller.control_ruder(final_steering=0, speed=0, angle_const=0)</text:span></text:p>
      <text:p text:style-name="Preformatted_20_Text"><text:soft-page-break/><text:span text:style-name="Source_20_Text"><text:s text:c="8"/>time.sleep(5)</text:span></text:p>
      <text:p text:style-name="Preformatted_20_Text"><text:span text:style-name="Source_20_Text"><text:s text:c="4"/>except KeyboardInterrupt:</text:span></text:p>
      <text:p text:style-name="Preformatted_20_Text"><text:span text:style-name="Source_20_Text"><text:s text:c="8"/>logging.debug("Hauptprogramm: Stoppe Drive_Controller.")</text:span></text:p>
      <text:p text:style-name="P26"><text:span text:style-name="Source_20_Text"><text:s text:c="8"/>controller.halt()</text:span></text:p>
      <text:p text:style-name="Horizontal_20_Line"/>
      <text:h text:style-name="Heading_20_3" text:outline-level="3">Änderungen und Verbesserungen:</text:h>
      <text:list text:style-name="L27">
        <text:list-item>
          <text:p text:style-name="P53"><text:span text:style-name="Strong_20_Emphasis">Queue mit </text:span><text:span text:style-name="Strong_20_Emphasis"><text:span text:style-name="Source_20_Text">maxsize=1</text:span></text:span><text:span text:style-name="Strong_20_Emphasis">:</text:span> Simuliert die Funktionalität einer <text:span text:style-name="Source_20_Text">OverwriteQueue</text:span>, überschreibt alte Einträge bei Bedarf. </text:p>
        </text:list-item>
        <text:list-item>
          <text:p text:style-name="P53"><text:span text:style-name="Strong_20_Emphasis">Thread-Sicherheit:</text:span> Kein expliziter Lock mehr nötig, da die Queue synchronisiert arbeitet. </text:p>
        </text:list-item>
        <text:list-item>
          <text:p text:style-name="P53"><text:span text:style-name="Strong_20_Emphasis">Optimierte Verarbeitung:</text:span> Der Controller verarbeitet immer den neuesten Befehl, der in der Queue gespeichert ist. </text:p>
        </text:list-item>
        <text:list-item>
          <text:p text:style-name="P54"><text:span text:style-name="Strong_20_Emphasis">Fehlerbehandlung:</text:span> Verbesserte Logging-Ausgaben und Fehlerbehandlung. </text:p>
        </text:list-item>
      </text:list>
      <text:p text:style-name="Text_20_body">Mit dieser Anpassung ist der <text:span text:style-name="Source_20_Text">Drive_Controller</text:span> effizienter und arbeitet optimal mit der <text:span text:style-name="Source_20_Text">NavigationUnit</text:span> und deren Overwrite-Queue-Logik zusammen.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5T20:28:15.033000000</meta:creation-date>
    <dc:date>2024-12-30T22:38:53.844000000</dc:date>
    <meta:editing-duration>PT3H57M12S</meta:editing-duration>
    <meta:editing-cycles>7</meta:editing-cycles>
    <meta:generator>LibreOffice/24.8.3.2$Windows_X86_64 LibreOffice_project/48a6bac9e7e268aeb4c3483fcf825c94556d9f92</meta:generator>
    <meta:document-statistic meta:table-count="0" meta:image-count="0" meta:object-count="0" meta:page-count="20" meta:paragraph-count="701" meta:word-count="3847" meta:character-count="37094" meta:non-whitespace-character-count="29937"/>
  </office:meta>
</office:document-meta>
</file>